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5e5e5"/>
    </style:style>
    <style:style style:name="gr2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47cm" svg:stroke-color="#5e5e5e" draw:stroke-linejoin="miter" svg:stroke-linecap="butt" draw:fill="none" fo:padding-top="0.023cm" fo:padding-bottom="0.023cm" fo:padding-left="0.023cm" fo:padding-right="0.023cm"/>
    </style:style>
    <style:style style:name="gr6" style:family="graphic" style:parent-style-name="standard">
      <style:graphic-properties draw:stroke="none" draw:fill="solid" draw:fill-color="#333333"/>
    </style:style>
    <style:style style:name="gr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8" style:family="graphic" style:parent-style-name="standard">
      <style:graphic-properties draw:stroke="solid" svg:stroke-width="0.031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9" style:family="graphic" style:parent-style-name="standard">
      <style:graphic-properties draw:stroke="solid" svg:stroke-width="0.047cm" svg:stroke-color="#000000" draw:stroke-linejoin="miter" svg:stroke-linecap="butt" draw:fill="none" fo:padding-top="0.023cm" fo:padding-bottom="0.023cm" fo:padding-left="0.023cm" fo:padding-right="0.023cm"/>
    </style:style>
    <style:style style:name="gr10" style:family="graphic" style:parent-style-name="standard">
      <style:graphic-properties draw:stroke="none" draw:fill="solid" draw:fill-color="#999999"/>
    </style:style>
    <style:style style:name="gr11" style:family="graphic" style:parent-style-name="standard">
      <style:graphic-properties draw:stroke="solid" svg:stroke-width="0.031cm" svg:stroke-color="#000000" svg:stroke-opacity="0%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7cm" fo:min-width="0.3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5e5e5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333333"/>
    </style:style>
    <style:style style:name="P6" style:family="paragraph">
      <loext:graphic-properties draw:fill="solid" draw:fill-color="#999999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435cm" svg:height="0.407cm" svg:x="0.963cm" svg:y="1.374cm" svg:viewBox="0 0 436 408" svg:d="M0 408v-326c0-45 37-82 82-82h354v408z">
          <text:p/>
        </draw:path>
        <draw:path draw:style-name="gr2" draw:text-style-name="P2" draw:layer="layout" svg:width="0.435cm" svg:height="0.407cm" svg:x="0.963cm" svg:y="1.374cm" svg:viewBox="0 0 436 408" svg:d="M0 191v-109l6-32 18-26 25-18 33-6h118M318 0h118v137M436 273v135h-145M146 408h-146v-108">
          <text:p/>
        </draw:path>
        <draw:polygon draw:style-name="gr1" draw:text-style-name="P1" draw:layer="layout" svg:width="0.435cm" svg:height="0.407cm" svg:x="0.963cm" svg:y="1.781cm" svg:viewBox="0 0 436 408" draw:points="0,0 436,0 436,408 0,408">
          <text:p/>
        </draw:polygon>
        <draw:path draw:style-name="gr2" draw:text-style-name="P2" draw:layer="layout" svg:width="0.435cm" svg:height="0.407cm" svg:x="0.963cm" svg:y="1.781cm" svg:viewBox="0 0 436 408" svg:d="M291 0h145v137M436 273v135h-145M146 408h-146v-135M0 137v-137h146">
          <text:p/>
        </draw:path>
        <draw:polygon draw:style-name="gr1" draw:text-style-name="P1" draw:layer="layout" svg:width="0.435cm" svg:height="0.407cm" svg:x="0.963cm" svg:y="2.189cm" svg:viewBox="0 0 436 408" draw:points="0,0 436,0 436,408 0,408">
          <text:p/>
        </draw:polygon>
        <draw:path draw:style-name="gr2" draw:text-style-name="P2" draw:layer="layout" svg:width="0.435cm" svg:height="0.407cm" svg:x="0.963cm" svg:y="2.189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2.597cm" svg:viewBox="0 0 436 408" draw:points="0,0 436,0 436,408 0,408">
          <text:p/>
        </draw:polygon>
        <draw:path draw:style-name="gr2" draw:text-style-name="P2" draw:layer="layout" svg:width="0.435cm" svg:height="0.407cm" svg:x="0.963cm" svg:y="2.597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3.005cm" svg:viewBox="0 0 436 408" draw:points="0,0 436,0 436,408 0,408">
          <text:p/>
        </draw:polygon>
        <draw:path draw:style-name="gr2" draw:text-style-name="P2" draw:layer="layout" svg:width="0.435cm" svg:height="0.407cm" svg:x="0.963cm" svg:y="3.005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3.412cm" svg:viewBox="0 0 436 408" draw:points="0,0 436,0 436,408 0,408">
          <text:p/>
        </draw:polygon>
        <draw:path draw:style-name="gr2" draw:text-style-name="P2" draw:layer="layout" svg:width="0.435cm" svg:height="0.407cm" svg:x="0.963cm" svg:y="3.412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3.82cm" svg:viewBox="0 0 436 408" draw:points="0,0 436,0 436,408 0,408">
          <text:p/>
        </draw:polygon>
        <draw:path draw:style-name="gr2" draw:text-style-name="P2" draw:layer="layout" svg:width="0.435cm" svg:height="0.407cm" svg:x="0.963cm" svg:y="3.82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4.228cm" svg:viewBox="0 0 436 408" draw:points="0,0 436,0 436,408 0,408">
          <text:p/>
        </draw:polygon>
        <draw:path draw:style-name="gr2" draw:text-style-name="P2" draw:layer="layout" svg:width="0.435cm" svg:height="0.407cm" svg:x="0.963cm" svg:y="4.228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4.635cm" svg:viewBox="0 0 436 408" draw:points="0,0 436,0 436,408 0,408">
          <text:p/>
        </draw:polygon>
        <draw:path draw:style-name="gr2" draw:text-style-name="P2" draw:layer="layout" svg:width="0.435cm" svg:height="0.407cm" svg:x="0.963cm" svg:y="4.635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5.043cm" svg:viewBox="0 0 436 408" draw:points="0,0 436,0 436,408 0,408">
          <text:p/>
        </draw:polygon>
        <draw:path draw:style-name="gr2" draw:text-style-name="P2" draw:layer="layout" svg:width="0.435cm" svg:height="0.407cm" svg:x="0.963cm" svg:y="5.043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5.451cm" svg:viewBox="0 0 436 408" draw:points="0,0 436,0 436,408 0,408">
          <text:p/>
        </draw:polygon>
        <draw:path draw:style-name="gr2" draw:text-style-name="P2" draw:layer="layout" svg:width="0.435cm" svg:height="0.407cm" svg:x="0.963cm" svg:y="5.451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5.858cm" svg:viewBox="0 0 436 408" draw:points="0,0 436,0 436,408 0,408">
          <text:p/>
        </draw:polygon>
        <draw:path draw:style-name="gr2" draw:text-style-name="P2" draw:layer="layout" svg:width="0.435cm" svg:height="0.407cm" svg:x="0.963cm" svg:y="5.858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6.266cm" svg:viewBox="0 0 436 408" draw:points="0,0 436,0 436,408 0,408">
          <text:p/>
        </draw:polygon>
        <draw:path draw:style-name="gr2" draw:text-style-name="P2" draw:layer="layout" svg:width="0.435cm" svg:height="0.407cm" svg:x="0.963cm" svg:y="6.266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6.674cm" svg:viewBox="0 0 436 408" draw:points="0,0 436,0 436,408 0,408">
          <text:p/>
        </draw:polygon>
        <draw:path draw:style-name="gr2" draw:text-style-name="P2" draw:layer="layout" svg:width="0.435cm" svg:height="0.407cm" svg:x="0.963cm" svg:y="6.674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7.081cm" svg:viewBox="0 0 436 408" draw:points="0,0 436,0 436,408 0,408">
          <text:p/>
        </draw:polygon>
        <draw:path draw:style-name="gr2" draw:text-style-name="P2" draw:layer="layout" svg:width="0.435cm" svg:height="0.407cm" svg:x="0.963cm" svg:y="7.081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7.489cm" svg:viewBox="0 0 436 408" draw:points="0,0 436,0 436,408 0,408">
          <text:p/>
        </draw:polygon>
        <draw:path draw:style-name="gr2" draw:text-style-name="P2" draw:layer="layout" svg:width="0.435cm" svg:height="0.407cm" svg:x="0.963cm" svg:y="7.489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7.897cm" svg:viewBox="0 0 436 408" draw:points="0,0 436,0 436,408 0,408">
          <text:p/>
        </draw:polygon>
        <draw:path draw:style-name="gr2" draw:text-style-name="P2" draw:layer="layout" svg:width="0.435cm" svg:height="0.407cm" svg:x="0.963cm" svg:y="7.897cm" svg:viewBox="0 0 436 408" svg:d="M291 0h145v137M436 272v136h-145M146 408h-146v-136M0 137v-137h146">
          <text:p/>
        </draw:path>
        <draw:polygon draw:style-name="gr1" draw:text-style-name="P1" draw:layer="layout" svg:width="0.435cm" svg:height="0.407cm" svg:x="0.963cm" svg:y="8.304cm" svg:viewBox="0 0 436 408" draw:points="0,0 436,0 436,408 0,408">
          <text:p/>
        </draw:polygon>
        <draw:path draw:style-name="gr2" draw:text-style-name="P2" draw:layer="layout" svg:width="0.435cm" svg:height="0.407cm" svg:x="0.963cm" svg:y="8.304cm" svg:viewBox="0 0 436 408" svg:d="M291 0h145v137M436 272v136h-145M146 408h-146v-136M0 137v-137h146">
          <text:p/>
        </draw:path>
        <draw:path draw:style-name="gr1" draw:text-style-name="P1" draw:layer="layout" svg:width="0.435cm" svg:height="1.449cm" svg:x="0.963cm" svg:y="8.712cm" svg:viewBox="0 0 436 1450" svg:d="M436 1450h-354c-45 0-82-36-82-81v-1369h436z">
          <text:p/>
        </draw:path>
        <draw:path draw:style-name="gr2" draw:text-style-name="P2" draw:layer="layout" svg:width="0.435cm" svg:height="1.449cm" svg:x="0.963cm" svg:y="8.712cm" svg:viewBox="0 0 436 1450" svg:d="M200 1450h-118l-33-7-25-17-18-26-6-31v-114M0 1140v-228M0 798v-228M0 456v-229M0 114v-114h146M291 0h145v96M436 193v193M436 483v193M436 774v193M436 1063v193M436 1353v97h-118">
          <text:p/>
        </draw:path>
        <draw:path draw:style-name="gr2" draw:text-style-name="P2" draw:layer="layout" svg:width="8.329cm" svg:height="0.407cm" svg:x="1.398cm" svg:y="1.374cm" svg:viewBox="0 0 8330 408" svg:d="M204 0h203M509 0h203M814 0h204M1120 0h203M1425 0h203M1730 0h204M2036 0h204M2342 0h203M2646 0h205M2953 0h204M3259 0h203M3564 0h203M3869 0h204M4175 0h204M4481 0h204M4786 0h203M5091 0h204M5397 0h204M5703 0h203M6007 0h205M6314 0h203M6619 0h204M6925 0h203M7230 0h203M7535 0h205M7841 0h204M8147 0h102l31 6 26 18 17 26 7 32v109M8330 300v108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5M0 137v-137h101">
          <text:p/>
        </draw:path>
        <draw:path draw:style-name="gr2" draw:text-style-name="P2" draw:layer="layout" svg:width="8.329cm" svg:height="0.407cm" svg:x="1.398cm" svg:y="1.781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3v135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5M0 137v-137h103">
          <text:p/>
        </draw:path>
        <draw:path draw:style-name="gr2" draw:text-style-name="P2" draw:layer="layout" svg:width="8.329cm" svg:height="0.407cm" svg:x="1.398cm" svg:y="2.189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2.597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3.005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3.412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3.82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4.228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4.635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5.043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5.451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5.858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6.266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6.674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7.081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7.489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7.897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0.407cm" svg:x="1.398cm" svg:y="8.304cm" svg:viewBox="0 0 8330 408" svg:d="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37M8330 272v136h-103M8125 408h-206M7816 408h-206M7507 408h-206M7199 408h-206M6890 408h-206M6581 408h-206M6273 408h-205M5965 408h-206M5656 408h-206M5347 408h-204M5039 408h-205M4730 408h-205M4422 408h-206M4114 408h-206M3805 408h-206M3496 408h-206M3188 408h-205M2879 408h-206M2570 408h-205M2261 408h-205M1954 408h-206M1645 408h-206M1336 408h-206M1028 408h-206M719 408h-205M411 408h-206M103 408h-103v-136M0 137v-137h103">
          <text:p/>
        </draw:path>
        <draw:path draw:style-name="gr2" draw:text-style-name="P2" draw:layer="layout" svg:width="8.329cm" svg:height="1.449cm" svg:x="1.398cm" svg:y="8.712cm" svg:viewBox="0 0 8330 1450" svg:d="M8330 227v229M8330 570v228M8330 912v228M8330 1255v114l-7 31-17 26-26 17-31 7h-102M8045 1450h-204M7740 1450h-205M7433 1450h-203M7128 1450h-203M6823 1450h-204M6517 1450h-203M6212 1450h-205M5906 1450h-203M5601 1450h-204M5295 1450h-204M4989 1450h-203M4685 1450h-204M4379 1450h-204M4073 1450h-204M3767 1450h-203M3462 1450h-203M3157 1450h-204M2851 1450h-205M2545 1450h-203M2240 1450h-204M1934 1450h-204M1628 1450h-203M1323 1450h-203M1018 1450h-204M712 1450h-203M407 1450h-203M101 1450h-101v-97M0 1256v-193M0 967v-193M0 676v-193M0 386v-193M0 96v-96h103M205 0h206M514 0h205M822 0h206M1130 0h206M1439 0h206M1748 0h206M2056 0h205M2365 0h205M2673 0h206M2983 0h205M3290 0h206M3599 0h206M3908 0h206M4216 0h206M4525 0h205M4834 0h205M5143 0h204M5450 0h206M5759 0h206M6068 0h205M6375 0h206M6684 0h206M6993 0h206M7301 0h206M7610 0h206M7919 0h206M8227 0h103v114">
          <text:p/>
        </draw:path>
        <draw:path draw:style-name="gr3" draw:text-style-name="P3" draw:layer="layout" svg:width="0.114cm" svg:height="0.183cm" svg:x="1.125cm" svg:y="1.451cm" svg:viewBox="0 0 115 184" svg:d="M57 0c45 0 58 40 58 91 0 52-10 93-59 93-43 0-56-41-56-93 0-51 13-91 57-91zM56 174c35-5 35-44 35-83 0-38 0-76-35-80-34 3-32 43-32 80s-2 79 32 83z">
          <text:p/>
        </draw:path>
        <draw:polygon draw:style-name="gr3" draw:text-style-name="P3" draw:layer="layout" svg:width="0.095cm" svg:height="0.179cm" svg:x="1.138cm" svg:y="1.86cm" svg:viewBox="0 0 96 180" draw:points="60,169 96,173 96,177 96,180 0,180 0,177 0,173 36,169 36,97 36,24 0,37 0,33 0,30 52,0 60,0 60,85">
          <text:p/>
        </draw:polygon>
        <draw:path draw:style-name="gr3" draw:text-style-name="P3" draw:layer="layout" svg:width="0.108cm" svg:height="0.18cm" svg:x="1.126cm" svg:y="2.267cm" svg:viewBox="0 0 109 181" svg:d="M6 6c50-16 119 1 97 61-15 44-55 64-86 93h92v11 10h-109v-10-10l45-41c20-19 36-35 36-73 0-36-36-44-62-28l-5 22h-8v-17z">
          <text:p/>
        </draw:path>
        <draw:path draw:style-name="gr3" draw:text-style-name="P3" draw:layer="layout" svg:width="0.112cm" svg:height="0.182cm" svg:x="1.127cm" svg:y="2.676cm" svg:viewBox="0 0 113 183" svg:d="M66 87c30 1 46 16 47 44 1 54-63 58-111 46l-2-38h9c2 21 12 33 39 33 29 0 41-15 41-42 2-33-25-38-57-38v-5-6c28 0 49-5 49-36 0-35-36-43-62-27l-4 22h-10v-18-17c39-10 103-10 100 39-2 25-15 39-39 43z">
          <text:p/>
        </draw:path>
        <draw:path draw:style-name="gr3" draw:text-style-name="P3" draw:layer="layout" svg:width="0.126cm" svg:height="0.179cm" svg:x="1.119cm" svg:y="3.084cm" svg:viewBox="0 0 127 180" svg:d="M103 140v20 20h-23v-20-20h-80v-8-9l88-123h15v60 61h24v10 9zM80 121l-1-90-64 90z">
          <text:p/>
        </draw:path>
        <draw:path draw:style-name="gr3" draw:text-style-name="P3" draw:layer="layout" svg:width="0.109cm" svg:height="0.181cm" svg:x="1.13cm" svg:y="3.492cm" svg:viewBox="0 0 110 182" svg:d="M86 128c3-40-33-48-67-39h-13v-45-44h90v10 11h-78v28 29c46-8 92-2 92 48 0 55-60 64-109 50l-1-38h9c1 21 10 33 36 33 29 0 38-16 41-43z">
          <text:p/>
        </draw:path>
        <draw:path draw:style-name="gr3" draw:text-style-name="P3" draw:layer="layout" svg:width="0.116cm" svg:height="0.183cm" svg:x="1.125cm" svg:y="3.898cm" svg:viewBox="0 0 117 184" svg:d="M25 85c34-22 92-13 92 41 0 37-19 58-55 58-48 0-61-41-62-91-2-67 39-108 106-88v15 15h-10c2-32-49-29-59-6-6 15-12 33-12 56zM25 94c1 38 1 79 37 79 25 0 28-20 30-45 4-45-37-47-67-34z">
          <text:p/>
        </draw:path>
        <draw:polygon draw:style-name="gr3" draw:text-style-name="P3" draw:layer="layout" svg:width="0.11cm" svg:height="0.178cm" svg:x="1.132cm" svg:y="4.308cm" svg:viewBox="0 0 111 179" draw:points="8,42 0,42 0,21 0,0 111,0 111,5 111,10 32,179 14,179 92,21 13,21">
          <text:p/>
        </draw:polygon>
        <draw:path draw:style-name="gr3" draw:text-style-name="P3" draw:layer="layout" svg:width="0.114cm" svg:height="0.183cm" svg:x="1.125cm" svg:y="4.713cm" svg:viewBox="0 0 115 184" svg:d="M57 0c32 0 53 15 53 46 0 21-10 34-26 41 18 5 31 20 31 45 0 37-21 52-58 52s-57-15-57-52c-1-25 14-38 31-45-14-7-26-20-26-41 0-31 19-46 52-46zM57 174c26 0 35-16 35-42 0-23-8-40-35-40-26 0-34 15-34 40 0 26 9 42 34 42zM57 80c21 0 29-12 29-34s-8-35-29-35c-22-1-28 13-28 35s6 34 28 34z">
          <text:p/>
        </draw:path>
        <draw:path draw:style-name="gr3" draw:text-style-name="P3" draw:layer="layout" svg:width="0.115cm" svg:height="0.182cm" svg:x="1.123cm" svg:y="5.122cm" svg:viewBox="0 0 116 183" svg:d="M92 98c-35 21-96 12-92-42 3-37 20-56 58-56 49 1 58 39 58 91 0 70-41 105-109 87v-15-15h9c-4 31 50 29 61 7 8-15 13-32 15-57zM92 89c-3-36 0-79-34-79-26 0-33 20-33 46 0 24 7 40 32 40 13 0 25-4 35-7z">
          <text:p/>
        </draw:path>
        <draw:polygon draw:style-name="gr3" draw:text-style-name="P3" draw:layer="layout" svg:width="0.095cm" svg:height="0.179cm" svg:x="1.07cm" svg:y="5.53cm" svg:viewBox="0 0 96 180" draw:points="60,169 96,173 96,177 96,180 0,180 0,177 0,173 37,169 37,96 37,24 0,37 0,33 0,30 53,0 60,0 60,84">
          <text:p/>
        </draw:polygon>
        <draw:path draw:style-name="gr3" draw:text-style-name="P3" draw:layer="layout" svg:width="0.114cm" svg:height="0.183cm" svg:x="1.193cm" svg:y="5.528cm" svg:viewBox="0 0 115 184" svg:d="M58 0c44 0 57 40 57 92 0 51-10 92-58 92-44 0-57-41-57-92 0-52 13-92 58-92zM57 174c34-5 34-44 34-82 0-39 0-77-34-81-34 3-33 43-33 81 0 37-1 78 33 82z">
          <text:p/>
        </draw:path>
        <draw:polygon draw:style-name="gr3" draw:text-style-name="P3" draw:layer="layout" svg:width="0.095cm" svg:height="0.179cm" svg:x="1.075cm" svg:y="5.937cm" svg:viewBox="0 0 96 180" draw:points="59,169 96,173 96,177 96,180 0,180 0,177 0,173 37,169 37,97 37,24 0,37 0,33 0,30 53,0 59,0 59,84">
          <text:p/>
        </draw:polygon>
        <draw:polygon draw:style-name="gr3" draw:text-style-name="P3" draw:layer="layout" svg:width="0.095cm" svg:height="0.179cm" svg:x="1.201cm" svg:y="5.937cm" svg:viewBox="0 0 96 180" draw:points="59,169 96,173 96,177 96,180 0,180 0,177 0,173 36,169 36,97 36,24 0,37 0,33 0,30 52,0 59,0 59,84">
          <text:p/>
        </draw:polygon>
        <draw:polygon draw:style-name="gr3" draw:text-style-name="P3" draw:layer="layout" svg:width="0.095cm" svg:height="0.179cm" svg:x="1.07cm" svg:y="6.345cm" svg:viewBox="0 0 96 180" draw:points="60,169 96,173 96,177 96,180 0,180 0,177 0,173 37,169 37,97 37,24 0,37 0,33 0,30 53,0 60,0 60,85">
          <text:p/>
        </draw:polygon>
        <draw:path draw:style-name="gr3" draw:text-style-name="P3" draw:layer="layout" svg:width="0.108cm" svg:height="0.18cm" svg:x="1.194cm" svg:y="6.344cm" svg:viewBox="0 0 109 181" svg:d="M6 6c50-16 119 1 97 61-15 44-56 64-86 93h92v11 10h-109v-10-10l44-41c21-19 36-35 36-74 0-36-36-43-61-27l-5 21h-8v-17z">
          <text:p/>
        </draw:path>
        <draw:polygon draw:style-name="gr3" draw:text-style-name="P3" draw:layer="layout" svg:width="0.095cm" svg:height="0.179cm" svg:x="1.07cm" svg:y="6.753cm" svg:viewBox="0 0 96 180" draw:points="60,169 96,173 96,177 96,180 0,180 0,177 0,173 37,169 37,96 37,24 0,37 0,33 0,30 53,0 60,0 60,84">
          <text:p/>
        </draw:polygon>
        <draw:path draw:style-name="gr3" draw:text-style-name="P3" draw:layer="layout" svg:width="0.112cm" svg:height="0.182cm" svg:x="1.195cm" svg:y="6.753cm" svg:viewBox="0 0 113 183" svg:d="M65 87c30 1 47 16 48 45 1 53-63 57-112 45l-1-38h9c1 22 12 33 39 33 28 0 41-15 41-42 1-33-26-37-58-38v-5-6c29 0 49-5 49-36 0-35-36-43-61-27l-5 22h-9v-18-17c39-10 103-10 100 39-2 25-16 39-40 43z">
          <text:p/>
        </draw:path>
        <draw:polygon draw:style-name="gr3" draw:text-style-name="P3" draw:layer="layout" svg:width="0.095cm" svg:height="0.179cm" svg:x="1.07cm" svg:y="7.16cm" svg:viewBox="0 0 96 180" draw:points="60,169 96,173 96,177 96,180 0,180 0,177 0,173 37,169 37,96 37,24 0,37 0,33 0,30 53,0 60,0 60,84">
          <text:p/>
        </draw:polygon>
        <draw:path draw:style-name="gr3" draw:text-style-name="P3" draw:layer="layout" svg:width="0.126cm" svg:height="0.179cm" svg:x="1.187cm" svg:y="7.161cm" svg:viewBox="0 0 127 180" svg:d="M103 140v20 20h-23v-20-20h-80v-8-9l87-123h16v60 61h24v10 9zM80 121v-90l-64 90z">
          <text:p/>
        </draw:path>
        <draw:polygon draw:style-name="gr3" draw:text-style-name="P3" draw:layer="layout" svg:width="0.095cm" svg:height="0.179cm" svg:x="1.07cm" svg:y="7.568cm" svg:viewBox="0 0 96 180" draw:points="60,169 96,173 96,177 96,180 0,180 0,177 0,173 37,169 37,97 37,24 0,37 0,33 0,30 53,0 60,0 60,85">
          <text:p/>
        </draw:polygon>
        <draw:path draw:style-name="gr3" draw:text-style-name="P3" draw:layer="layout" svg:width="0.109cm" svg:height="0.181cm" svg:x="1.198cm" svg:y="7.569cm" svg:viewBox="0 0 110 182" svg:d="M86 127c3-40-34-48-67-38h-13v-45-44h90v10 11h-78v28 28c46-8 92-1 92 48 0 56-61 65-109 51l-1-39h9c1 22 10 34 35 34 30 0 39-16 42-44z">
          <text:p/>
        </draw:path>
        <draw:polygon draw:style-name="gr3" draw:text-style-name="P3" draw:layer="layout" svg:width="0.095cm" svg:height="0.179cm" svg:x="1.07cm" svg:y="7.976cm" svg:viewBox="0 0 96 180" draw:points="60,169 96,173 96,177 96,180 0,180 0,177 0,173 37,169 37,97 37,24 0,37 0,33 0,30 53,0 60,0 60,85">
          <text:p/>
        </draw:polygon>
        <draw:path draw:style-name="gr3" draw:text-style-name="P3" draw:layer="layout" svg:width="0.116cm" svg:height="0.182cm" svg:x="1.193cm" svg:y="7.975cm" svg:viewBox="0 0 117 183" svg:d="M25 85c34-21 92-13 92 41 0 37-19 57-55 57-48 0-61-40-62-90-2-66 40-108 106-88v15 16h-9c2-33-49-30-60-7-6 16-12 33-12 56zM25 94c1 37 1 79 37 79 25 0 29-20 31-45 3-45-37-47-68-34z">
          <text:p/>
        </draw:path>
        <draw:polygon draw:style-name="gr3" draw:text-style-name="P3" draw:layer="layout" svg:width="0.095cm" svg:height="0.179cm" svg:x="1.07cm" svg:y="8.383cm" svg:viewBox="0 0 96 180" draw:points="60,169 96,173 96,177 96,180 0,180 0,177 0,173 37,169 37,96 37,24 0,37 0,33 0,30 53,0 60,0 60,84">
          <text:p/>
        </draw:polygon>
        <draw:polygon draw:style-name="gr3" draw:text-style-name="P3" draw:layer="layout" svg:width="0.11cm" svg:height="0.178cm" svg:x="1.2cm" svg:y="8.385cm" svg:viewBox="0 0 111 179" draw:points="8,42 0,42 0,21 0,0 111,0 111,5 111,10 31,179 13,179 92,21 13,21">
          <text:p/>
        </draw:polygon>
        <draw:polygon draw:style-name="gr3" draw:text-style-name="P3" draw:layer="layout" svg:width="0.095cm" svg:height="0.179cm" svg:x="1.07cm" svg:y="9.316cm" svg:viewBox="0 0 96 180" draw:points="60,169 96,173 96,177 96,180 0,180 0,177 0,173 37,169 37,96 37,24 0,37 0,33 0,30 53,0 60,0 60,85">
          <text:p/>
        </draw:polygon>
        <draw:path draw:style-name="gr3" draw:text-style-name="P3" draw:layer="layout" svg:width="0.114cm" svg:height="0.183cm" svg:x="1.193cm" svg:y="9.315cm" svg:viewBox="0 0 115 184" svg:d="M58 0c31 0 52 14 52 46 0 21-10 33-26 40 18 6 31 21 31 46 0 36-21 52-58 52-36 0-57-16-57-52-1-25 14-38 32-46-15-7-27-19-27-40 0-32 20-46 53-46zM57 173c26 0 35-15 35-41 0-24-8-40-35-40-25 0-33 15-33 40-1 26 8 41 33 41zM57 80c21 0 28-12 28-34s-6-36-28-36c-21 0-27 14-27 36s6 34 27 34z">
          <text:p/>
        </draw:path>
        <draw:path draw:style-name="gr4" draw:text-style-name="P4" draw:layer="layout" svg:width="1.589cm" svg:height="0.815cm" svg:x="1.654cm" svg:y="1.374cm" svg:viewBox="0 0 1590 816" svg:d="M0 62c0-34 28-62 61-62h1468c33 0 61 28 61 62v693c0 34-28 61-61 61h-1468c-33 0-61-27-61-61z">
          <text:p/>
        </draw:path>
        <draw:path draw:style-name="gr5" draw:text-style-name="P2" draw:layer="layout" svg:width="1.589cm" svg:height="0.815cm" svg:x="1.654cm" svg:y="1.374cm" svg:viewBox="0 0 1590 816" svg:d="M0 62c0-34 28-62 61-62h1468c33 0 61 28 61 62v693c0 34-28 61-61 61h-1468c-33 0-61-27-61-61z">
          <text:p/>
        </draw:path>
        <draw:path draw:style-name="gr3" draw:text-style-name="P3" draw:layer="layout" svg:width="0.142cm" svg:height="0.178cm" svg:x="2.178cm" svg:y="1.536cm" svg:viewBox="0 0 143 179" svg:d="M77 8l-28 3v78 79c25-1 56 1 77-4l8-36h9l-2 51h-141v-4-3l24-4v-78-79l-24-3v-4-4h77v4z">
          <text:p/>
        </draw:path>
        <draw:path draw:style-name="gr3" draw:text-style-name="P3" draw:layer="layout" svg:width="0.115cm" svg:height="0.131cm" svg:x="2.346cm" svg:y="1.586cm" svg:viewBox="0 0 116 132" svg:d="M58 0c40 0 58 24 58 65 0 42-18 67-59 67-38 0-57-26-57-67s19-65 58-65zM57 121c30 0 35-26 35-56 0-29-5-55-35-55-29 1-33 26-33 55 0 31 5 56 33 56z">
          <text:p/>
        </draw:path>
        <draw:path draw:style-name="gr3" draw:text-style-name="P3" draw:layer="layout" svg:width="0.108cm" svg:height="0.13cm" svg:x="2.481cm" svg:y="1.586cm" svg:viewBox="0 0 109 131" svg:d="M15 5c31-8 77-11 77 29v43 42c6 3 18-1 17 10h-34l-4-13c-18 22-78 22-70-23-2-38 34-38 70-39 3-27-4-52-32-42-6 2-10 3-13 5-3 5 0 17-11 15v-14zM23 93c0 31 30 25 48 16v-22-22c-27 1-48-1-48 28z">
          <text:p/>
        </draw:path>
        <draw:path draw:style-name="gr3" draw:text-style-name="P3" draw:layer="layout" svg:width="0.123cm" svg:height="0.191cm" svg:x="2.601cm" svg:y="1.525cm" svg:viewBox="0 0 124 192" svg:d="M0 127c0-53 35-76 87-64l-1-54-21-3v-3-3h43v89 91c6 2 18-2 15 9h-35l-1-9c-36 27-87 8-87-53zM58 71c-28 1-33 25-34 56 0 30 7 51 34 51 11 0 21-3 28-5v-50-49c-8-1-19-3-28-3z">
          <text:p/>
        </draw:path>
        <draw:path draw:style-name="gr4" draw:text-style-name="P4" draw:layer="layout" svg:width="2.759cm" svg:height="0.753cm" svg:x="3.462cm" svg:y="1.826cm" svg:viewBox="0 0 2760 754" svg:d="M0 61c0-33 28-61 62-61h2636c34 0 62 28 62 61v632c0 33-28 61-62 61h-2636c-34 0-62-28-62-61z">
          <text:p/>
        </draw:path>
        <draw:path draw:style-name="gr5" draw:text-style-name="P2" draw:layer="layout" svg:width="2.759cm" svg:height="0.753cm" svg:x="3.462cm" svg:y="1.826cm" svg:viewBox="0 0 2760 754" svg:d="M0 61c0-33 28-61 62-61h2636c34 0 62 28 62 61v632c0 33-28 61-62 61h-2636c-34 0-62-28-62-61z">
          <text:p/>
        </draw:path>
        <draw:path draw:style-name="gr3" draw:text-style-name="P3" draw:layer="layout" svg:width="0.142cm" svg:height="0.178cm" svg:x="4.572cm" svg:y="1.987cm" svg:viewBox="0 0 143 179" svg:d="M77 8l-27 3v78 79c24-1 55 1 76-4l8-36h9l-2 51h-141v-4-3l24-4v-78-79l-24-3v-4-4h77v4z">
          <text:p/>
        </draw:path>
        <draw:path draw:style-name="gr3" draw:text-style-name="P3" draw:layer="layout" svg:width="0.115cm" svg:height="0.131cm" svg:x="4.74cm" svg:y="2.037cm" svg:viewBox="0 0 116 132" svg:d="M58 0c40 0 58 25 58 66s-18 66-58 66c-39 0-58-25-58-66 0-40 19-66 58-66zM58 121c29 0 34-26 34-55s-5-56-34-56c-30 2-34 27-34 56 0 30 5 55 34 55z">
          <text:p/>
        </draw:path>
        <draw:path draw:style-name="gr3" draw:text-style-name="P3" draw:layer="layout" svg:width="0.108cm" svg:height="0.129cm" svg:x="4.875cm" svg:y="2.038cm" svg:viewBox="0 0 109 130" svg:d="M15 5c31-8 77-11 77 29v43 42c6 2 18-2 17 10h-34l-4-14c-17 23-78 23-70-22-2-38 34-38 70-38 3-28-4-54-32-43-5 2-10 4-13 5-3 5 0 17-11 15v-14zM22 93c0 31 32 24 49 16v-22-23c-26 1-49 0-49 29z">
          <text:p/>
        </draw:path>
        <draw:path draw:style-name="gr3" draw:text-style-name="P3" draw:layer="layout" svg:width="0.123cm" svg:height="0.191cm" svg:x="4.995cm" svg:y="1.977cm" svg:viewBox="0 0 124 192" svg:d="M0 128c0-54 35-77 87-64l-1-55-21-3v-3-3h43v91 89c6 2 18-2 15 9h-35l-1-9c-36 27-87 9-87-52zM58 73c-27 0-32 24-34 55 0 29 7 50 34 50 11 0 21-2 28-5v-50-49c-8 0-19-1-28-1z">
          <text:p/>
        </draw:path>
        <draw:path draw:style-name="gr4" draw:text-style-name="P4" draw:layer="layout" svg:width="0.666cm" svg:height="0.192cm" svg:x="3.772cm" svg:y="1.464cm" svg:viewBox="0 0 667 193" svg:d="M2 60c-8-33 12-60 46-60h571c34 0 54 27 46 60l-20 73c-8 33-43 60-77 60h-469c-34 0-68-27-77-60z">
          <text:p/>
        </draw:path>
        <draw:path draw:style-name="gr5" draw:text-style-name="P2" draw:layer="layout" svg:width="0.666cm" svg:height="0.192cm" svg:x="3.772cm" svg:y="1.464cm" svg:viewBox="0 0 667 193" svg:d="M2 60c-8-33 12-60 46-60h571c34 0 54 27 46 60l-20 73c-8 33-43 60-77 60h-469c-34 0-68-27-77-60z">
          <text:p/>
        </draw:path>
        <draw:polygon draw:style-name="gr6" draw:text-style-name="P5" draw:layer="layout" svg:width="0.125cm" svg:height="0.126cm" svg:x="4.042cm" svg:y="1.579cm" svg:viewBox="0 0 126 127" draw:points="71,71 71,99 71,127 56,127 56,99 56,71 0,71 0,64 0,58 56,58 56,29 56,0 71,0 71,29 71,58 126,58 126,64 126,71">
          <text:p/>
        </draw:polygon>
        <draw:path draw:style-name="gr4" draw:text-style-name="P4" draw:layer="layout" svg:width="0.203cm" svg:height="0.676cm" svg:x="2.49cm" svg:y="0.764cm" svg:viewBox="0 0 204 677" svg:d="M103 0c31 0 58 26 58 58v509c0 17 13 29 29 29s19 9 8 20l-50 44c-25 23-66 23-91 0l-49-44c-13-11-10-20 7-20 16 0 28-12 28-29v-509c0-32 27-59 60-58z">
          <text:p/>
        </draw:path>
        <draw:path draw:style-name="gr5" draw:text-style-name="P2" draw:layer="layout" svg:width="0.203cm" svg:height="0.676cm" svg:x="2.49cm" svg:y="0.764cm" svg:viewBox="0 0 204 677" svg:d="M103 0c31 0 58 26 58 58v509c0 17 13 29 29 29s19 9 8 20l-50 44c-25 23-66 23-91 0l-49-44c-13-11-10-20 7-20 16 0 28-12 28-29v-509c0-32 27-59 60-58z">
          <text:p/>
        </draw:path>
        <draw:path draw:style-name="gr4" draw:text-style-name="P4" draw:layer="layout" svg:width="0.203cm" svg:height="0.183cm" svg:x="4.007cm" svg:y="1.656cm" svg:viewBox="0 0 204 184" svg:d="M109 0c27 0 52 22 52 51v22c0 16 13 29 28 29 17 0 19 10 8 20l-50 45c-25 22-65 22-91 0l-49-45c-12-10-9-20 7-20 17 0 29-13 29-29v-22c0-29 23-51 51-51z">
          <text:p/>
        </draw:path>
        <draw:path draw:style-name="gr5" draw:text-style-name="P2" draw:layer="layout" svg:width="0.203cm" svg:height="0.183cm" svg:x="4.007cm" svg:y="1.656cm" svg:viewBox="0 0 204 184" svg:d="M109 0c27 0 52 22 52 51v22c0 16 13 29 28 29 17 0 19 10 8 20l-50 45c-25 22-65 22-91 0l-49-45c-12-10-9-20 7-20 17 0 29-13 29-29v-22c0-29 23-51 51-51z">
          <text:p/>
        </draw:path>
        <draw:path draw:style-name="gr7" draw:text-style-name="P2" draw:layer="layout" svg:width="1.175cm" svg:height="0.432cm" svg:x="2.7cm" svg:y="0.208cm" svg:viewBox="0 0 1176 433" svg:d="M0 0h1115c33 0 61 28 61 62v371">
          <text:p/>
        </draw:path>
        <draw:polygon draw:style-name="gr3" draw:text-style-name="P3" draw:layer="layout" svg:width="0.01cm" svg:height="0.02cm" svg:x="2.689cm" svg:y="0.198cm" svg:viewBox="0 0 11 21" draw:points="11,21 0,21 0,0 11,0">
          <text:p/>
        </draw:polygon>
        <draw:polygon draw:style-name="gr8" draw:text-style-name="P3" draw:layer="layout" svg:width="0.095cm" svg:height="0.145cm" svg:x="3.828cm" svg:y="0.65cm" svg:viewBox="0 0 96 146" draw:points="47,146 0,0 96,0">
          <text:p/>
        </draw:polygon>
        <draw:line draw:style-name="gr7" draw:text-style-name="P2" draw:layer="layout" svg:x1="2.597cm" svg:y1="0.474cm" svg:x2="2.597cm" svg:y2="0.561cm">
          <text:p/>
        </draw:line>
        <draw:polygon draw:style-name="gr3" draw:text-style-name="P3" draw:layer="layout" svg:width="0.02cm" svg:height="0.011cm" svg:x="2.587cm" svg:y="0.464cm" svg:viewBox="0 0 21 12" draw:points="21,12 0,12 0,0 21,0">
          <text:p/>
        </draw:polygon>
        <draw:polygon draw:style-name="gr8" draw:text-style-name="P3" draw:layer="layout" svg:width="0.093cm" svg:height="0.147cm" svg:x="2.551cm" svg:y="0.567cm" svg:viewBox="0 0 94 148" draw:points="44,148 0,0 94,2">
          <text:p/>
        </draw:polygon>
        <draw:path draw:style-name="gr7" draw:text-style-name="P2" draw:layer="layout" svg:width="0.01cm" svg:height="0.212cm" svg:x="4.332cm" svg:y="0.427cm" svg:viewBox="0 0 11 213" svg:d="M0 0v191c0 2 3 5 6 5s5 2 5 5v12">
          <text:p/>
        </draw:path>
        <draw:polygon draw:style-name="gr3" draw:text-style-name="P3" draw:layer="layout" svg:width="0.02cm" svg:height="0.01cm" svg:x="4.322cm" svg:y="0.417cm" svg:viewBox="0 0 21 11" draw:points="21,11 0,11 0,0 21,0">
          <text:p/>
        </draw:polygon>
        <draw:polygon draw:style-name="gr8" draw:text-style-name="P3" draw:layer="layout" svg:width="0.093cm" svg:height="0.145cm" svg:x="4.296cm" svg:y="0.65cm" svg:viewBox="0 0 94 146" draw:points="47,146 0,0 94,0">
          <text:p/>
        </draw:polygon>
        <draw:path draw:style-name="gr3" draw:text-style-name="P3" draw:layer="layout" svg:width="0.198cm" svg:height="0.138cm" svg:x="4.02cm" svg:y="2.332cm" svg:viewBox="0 0 199 139" svg:d="M135 3l-23 86c-2 5-3 12-3 20 0 12 5 18 17 18 31 0 48-35 57-60 3-7 5-14 5-22 0-22-17-20-19-32 0-10 9-12 17-12 12 0 13 15 13 24 0 43-30 114-82 114-20 0-32-8-32-30 0-13 4-26 7-37-12 26-36 67-70 67-16 0-22-10-22-26 0-10 3-19 5-29l14-52c1-2 1-4 1-8 0-7-11-7-15-7v-4c15-3 30-7 46-13l1 1-24 91c-2 4-4 13-4 21s2 14 8 14c17 0 39-33 46-45 16-24 23-47 32-79z">
          <text:p/>
        </draw:path>
        <draw:path draw:style-name="gr3" draw:text-style-name="P3" draw:layer="layout" svg:width="0.081cm" svg:height="0.167cm" svg:x="4.223cm" svg:y="2.384cm" svg:viewBox="0 0 82 168" svg:d="M82 10c0 5-6 9-11 9-7 0-11-4-11-9s4-10 11-10c5 0 11 5 11 10zM77 37l-23 88c-5 18-16 43-39 43-11 0-15-7-15-14 0-4 2-10 9-10 4 0 8 3 8 8 0 3-4 3-4 7 0 0 1 2 2 2 11 0 16-16 22-36l19-76c0-2-2-5-6-5-2 0-5 0-6 2l-1-4z">
          <text:p/>
        </draw:path>
        <draw:path draw:style-name="gr3" draw:text-style-name="P3" draw:layer="layout" svg:width="0.231cm" svg:height="0.115cm" svg:x="4.439cm" svg:y="2.335cm" svg:viewBox="0 0 232 116" svg:d="M232 69h-177c-3 0-7 4-7 6 0 3 1 5 4 7 8 9 17 19 24 29l-6 5c-19-22-42-43-70-56v-2c28-13 51-36 70-58l7 6c-8 9-16 20-25 29-3 2-4 5-4 8s2 5 8 5h176z">
          <text:p/>
        </draw:path>
        <draw:path draw:style-name="gr3" draw:text-style-name="P3" draw:layer="layout" svg:width="0.307cm" svg:height="0.197cm" svg:x="4.791cm" svg:y="2.275cm" svg:viewBox="0 0 308 198" svg:d="M308 0l-1 5c-20 1-33 13-41 23l-129 170h-9v-130h-2l-88 130h-8v-168c0-17-10-25-27-25h-3l1-5h85l-1 5h-2c-11 0-23 0-23 22v111h2l66-98v-19c0-9-5-16-24-16h-2l1-5h85l-2 5h-6c-18 0-19 11-19 22v116l83-109c5-6 11-16 11-22 0-4-3-7-16-7h-4l1-5z">
          <text:p/>
        </draw:path>
        <draw:path draw:style-name="gr3" draw:text-style-name="P3" draw:layer="layout" svg:width="0.075cm" svg:height="0.251cm" svg:x="5.112cm" svg:y="2.269cm" svg:viewBox="0 0 76 252" svg:d="M76 247l-3 5c-47-27-73-77-73-127 0-54 26-97 73-125l3 4c-41 36-50 63-50 119s9 90 50 124z">
          <text:p/>
        </draw:path>
        <draw:path draw:style-name="gr3" draw:text-style-name="P3" draw:layer="layout" svg:width="0.1cm" svg:height="0.133cm" svg:x="5.21cm" svg:y="2.338cm" svg:viewBox="0 0 101 134" svg:d="M101 0l-7 44h-4c0-20-12-36-28-36-7 0-15 5-15 17 0 17 40 43 40 71 0 19-14 38-40 38-10 0-30-7-34-7-1 0-5 1-8 7h-5l8-47h5c0 19 13 39 31 39 17 0 21-15 21-26 0-25-39-39-39-68 0-23 18-32 34-32 13 0 18 5 27 5 4 0 7-2 9-5z">
          <text:p/>
        </draw:path>
        <draw:path draw:style-name="gr3" draw:text-style-name="P3" draw:layer="layout" svg:width="0.049cm" svg:height="0.12cm" svg:x="5.334cm" svg:y="2.395cm" svg:viewBox="0 0 50 121" svg:d="M50 26l-2 8h-15l-16 67c0 1 0 2 0 3s0 3 3 3c0 0 5 0 12-13l4 4c-6 6-16 23-28 23-7 0-8-7-8-12 0-2 0-5 1-8l16-67h-16l1-6c16-3 28-10 38-28h2l-6 26z">
          <text:p/>
        </draw:path>
        <draw:polygon draw:style-name="gr3" draw:text-style-name="P3" draw:layer="layout" svg:width="0.019cm" svg:height="0.258cm" svg:x="5.458cm" svg:y="2.265cm" svg:viewBox="0 0 20 259" draw:points="20,259 0,259 0,0 20,0">
          <text:p/>
        </draw:polygon>
        <draw:path draw:style-name="gr3" draw:text-style-name="P3" draw:layer="layout" svg:width="0.114cm" svg:height="0.237cm" svg:x="5.51cm" svg:y="2.286cm" svg:viewBox="0 0 115 238" svg:d="M115 15c0 7-6 14-14 14-9 0-14-7-14-14 0-8 5-15 14-15 8 0 14 7 14 15zM109 52l-32 125c-7 26-23 61-55 61-15 0-22-10-22-18s3-16 14-16c6 0 10 4 10 11 0 5-4 5-4 9 0 2 1 4 3 4 14 0 24-23 30-51l27-106c0-5-3-7-9-7-3 0-6 0-8 1l-1-5z">
          <text:p/>
        </draw:path>
        <draw:path draw:style-name="gr3" draw:text-style-name="P3" draw:layer="layout" svg:width="0.075cm" svg:height="0.251cm" svg:x="5.638cm" svg:y="2.269cm" svg:viewBox="0 0 76 252" svg:d="M0 4l4-4c45 27 72 76 72 126 0 55-26 97-73 126l-3-5c42-34 51-61 51-119 0-55-8-90-51-124z">
          <text:p/>
        </draw:path>
        <draw:path draw:style-name="gr3" draw:text-style-name="P3" draw:layer="layout" svg:width="0.128cm" svg:height="0.199cm" svg:x="1.827cm" svg:y="1.807cm" svg:viewBox="0 0 129 200" svg:d="M125 166l4 3c-8 10-22 31-38 31-6 0-13-3-13-12 0-4 0-8 20-79 0-2 2-9 2-13 0-6-2-11-8-11-11 0-30 25-39 40-11 16-20 30-20 36l-11 36h-22l46-176c0-2 0-2 0-4 0-4-2-7-10-7-3 0-6 2-8 2v-5l46-7-32 123h2c14-18 36-57 63-57 13 0 17 10 17 22 0 6-2 12-3 18l-18 68c0 2 0 2 0 3 0 2 0 4 4 4 6 0 14-10 18-15z">
          <text:p/>
        </draw:path>
        <draw:path draw:style-name="gr3" draw:text-style-name="P3" draw:layer="layout" svg:width="0.08cm" svg:height="0.167cm" svg:x="1.962cm" svg:y="1.92cm" svg:viewBox="0 0 81 168" svg:d="M81 11c0 5-5 9-10 9-6 0-11-4-11-9s5-11 11-11c5 0 10 6 10 11zM77 37l-22 89c-6 18-17 42-40 42-11 0-15-7-15-13 0-5 2-11 9-11 4 0 8 3 8 8 0 3-4 5-4 7s2 3 2 3c11 0 17-17 22-36l19-75c0-3-1-5-6-5-2 0-5 0-6 0l-1-3z">
          <text:p/>
        </draw:path>
        <draw:path draw:style-name="gr3" draw:text-style-name="P3" draw:layer="layout" svg:width="0.23cm" svg:height="0.115cm" svg:x="2.178cm" svg:y="1.871cm" svg:viewBox="0 0 231 116" svg:d="M231 68h-175c-3 0-8 4-8 6 0 3 1 5 3 8 10 9 19 19 25 28l-6 6c-19-22-42-44-70-56v-4c28-12 51-34 70-56l6 6c-6 9-15 18-23 28-4 3-4 6-4 8 0 3 2 6 7 6h175z">
          <text:p/>
        </draw:path>
        <draw:path draw:style-name="gr3" draw:text-style-name="P3" draw:layer="layout" svg:width="0.128cm" svg:height="0.199cm" svg:x="2.524cm" svg:y="1.807cm" svg:viewBox="0 0 129 200" svg:d="M125 166l4 3c-8 10-24 31-39 31-7 0-13-3-13-12 0-4 0-8 19-79 1-2 2-9 2-13 0-6-2-11-7-11-11 0-30 25-39 40-10 16-19 30-21 36l-9 36h-22l44-176c1-2 1-2 1-4 0-4-3-7-10-7-2 0-5 2-7 2l-2-5 47-7-31 123c16-18 38-57 64-57 13 0 17 10 17 22 0 6-1 12-3 18l-17 68c-1 2-1 2-1 3 0 2 1 4 4 4 6 0 15-10 19-15z">
          <text:p/>
        </draw:path>
        <draw:path draw:style-name="gr3" draw:text-style-name="P3" draw:layer="layout" svg:width="0.108cm" svg:height="0.125cm" svg:x="2.668cm" svg:y="1.959cm" svg:viewBox="0 0 109 126" svg:d="M109 0l-19 71c-1 3-2 6-2 8 0 1 1 2 4 2 5 0 9-5 11-9l4 1c-4 9-18 22-28 22-6 0-9-3-9-9s3-19 7-36c-20 31-30 40-40 40-4 0-7-2-9-5-7 29-8 37-13 41h-15c3-3 6-9 9-23l26-103h17l-15 62c0 2-2 3-2 5 0 7 4 10 12 10 11 0 37-45 41-63l4-14z">
          <text:p/>
        </draw:path>
        <draw:path draw:style-name="gr3" draw:text-style-name="P3" draw:layer="layout" svg:width="0.075cm" svg:height="0.25cm" svg:x="2.826cm" svg:y="1.805cm" svg:viewBox="0 0 76 251" svg:d="M76 247l-4 4c-47-26-72-76-72-126 0-55 25-97 73-125l3 4c-41 36-51 62-51 120 0 55 8 88 51 123z">
          <text:p/>
        </draw:path>
        <draw:path draw:style-name="gr3" draw:text-style-name="P3" draw:layer="layout" svg:width="0.114cm" svg:height="0.236cm" svg:x="2.904cm" svg:y="1.823cm" svg:viewBox="0 0 115 237" svg:d="M115 14c0 8-7 14-15 14s-13-6-13-14c0-7 5-14 13-14s15 7 15 14zM108 51l-32 126c-6 25-22 60-55 60-15 0-21-10-21-18 0-7 4-16 14-16 5 0 10 4 10 11 0 5-5 6-5 11 0 1 2 3 3 3 15 0 24-23 31-51l27-108c0-3-2-6-10-6-2 0-5 1-7 1l-1-5z">
          <text:p/>
        </draw:path>
        <draw:path draw:style-name="gr3" draw:text-style-name="P3" draw:layer="layout" svg:width="0.075cm" svg:height="0.25cm" svg:x="3.033cm" svg:y="1.805cm" svg:viewBox="0 0 76 251" svg:d="M0 4l3-4c46 26 73 75 73 126 0 55-27 97-74 125l-2-4c42-35 51-63 51-120 0-56-7-89-51-123z">
          <text:p/>
        </draw:path>
        <draw:path draw:style-name="gr3" draw:text-style-name="P3" draw:layer="layout" svg:width="0.17cm" svg:height="0.351cm" svg:x="2.512cm" svg:y="0.084cm" svg:viewBox="0 0 171 352" svg:d="M171 21c0 11-10 21-21 21-13 0-23-10-23-21s10-21 23-21c11 0 21 10 21 21zM162 76l-49 187c-9 39-33 89-82 89-23 0-31-14-31-26 0-11 5-24 21-24 7 0 14 7 14 18 0 6-7 7-7 14 0 2 2 5 5 5 20 0 34-34 45-76l40-159c0-6-4-10-13-10-4 0-9 0-13 2v-7z">
          <text:p/>
        </draw:path>
        <draw:path draw:style-name="gr3" draw:text-style-name="P3" draw:layer="layout" svg:width="0.15cm" svg:height="0.199cm" svg:x="4.218cm" svg:y="0.11cm" svg:viewBox="0 0 151 200" svg:d="M151 0l-10 66h-7c0-29-16-54-42-54-10 0-22 7-22 27 0 24 59 64 59 106 0 28-21 55-59 55-15 0-44-9-49-9-4 0-9 2-14 9h-7l12-68h5c0 28 19 57 48 57 26 0 31-22 31-39 0-36-57-59-57-101 0-37 26-49 50-49 20 0 29 9 41 9 5 0 11-4 13-9z">
          <text:p/>
        </draw:path>
        <draw:path draw:style-name="gr3" draw:text-style-name="P3" draw:layer="layout" svg:width="0.075cm" svg:height="0.18cm" svg:x="4.403cm" svg:y="0.195cm" svg:viewBox="0 0 76 181" svg:d="M76 40l-3 12h-22l-25 100c0 1-1 3-1 5 0 0 1 2 5 2 0 0 7 0 19-16l5 4c-8 10-24 34-42 34-10 0-12-8-12-17 0-3 1-7 1-12l25-100h-23l1-10c23-3 43-14 55-42h4l-9 40z">
          <text:p/>
        </draw:path>
        <draw:path draw:style-name="gr4" draw:text-style-name="P4" draw:layer="layout" svg:width="1.658cm" svg:height="0.358cm" svg:x="1.619cm" svg:y="3.031cm" svg:viewBox="0 0 1659 359" svg:d="M770 5c33-7 86-7 119 0l745 161c33 8 33 19 0 26l-745 161c-33 7-86 7-119 0l-744-161c-35-7-35-18 0-26z">
          <text:p/>
        </draw:path>
        <draw:path draw:style-name="gr5" draw:text-style-name="P2" draw:layer="layout" svg:width="1.658cm" svg:height="0.358cm" svg:x="1.619cm" svg:y="3.031cm" svg:viewBox="0 0 1659 359" svg:d="M770 5c33-7 86-7 119 0l745 161c33 8 33 19 0 26l-745 161c-33 7-86 7-119 0l-744-161c-35-7-35-18 0-26z">
          <text:p/>
        </draw:path>
        <draw:path draw:style-name="gr3" draw:text-style-name="P3" draw:layer="layout" svg:width="0.115cm" svg:height="0.176cm" svg:x="2.089cm" svg:y="3.114cm" svg:viewBox="0 0 116 177" svg:d="M116 88c0 44-16 89-58 89-44 0-58-49-58-90 0-46 17-87 60-87 32 0 56 36 56 88zM91 90c0-54-11-84-33-84s-34 31-34 83c0 51 12 80 34 80s33-29 33-79z">
          <text:p/>
        </draw:path>
        <draw:polygon draw:style-name="gr3" draw:text-style-name="P3" draw:layer="layout" svg:width="0.145cm" svg:height="0.142cm" svg:x="2.296cm" svg:y="3.15cm" svg:viewBox="0 0 146 143" draw:points="146,143 0,73 0,70 146,0 146,17 34,71 146,127">
          <text:p/>
        </draw:polygon>
        <draw:path draw:style-name="gr3" draw:text-style-name="P3" draw:layer="layout" svg:width="0.112cm" svg:height="0.173cm" svg:x="2.538cm" svg:y="3.116cm" svg:viewBox="0 0 113 174" svg:d="M110 144l3 2c-7 10-20 28-35 28-5 0-10-3-10-11 0-3 0-6 17-69 0-1 0-7 0-11s0-9-5-9c-9 0-26 22-34 35-9 13-16 25-18 30l-7 32h-21l40-154v-2c0-3-2-5-9-5-1 0-5 0-7 0v-4l40-6-27 107h1c13-16 31-49 55-49 12 0 15 9 15 18 0 6-1 11-2 16l-16 60c0 1 0 1 0 2 0 2 0 4 3 4 5 0 13-9 17-14z">
          <text:p/>
        </draw:path>
        <draw:path draw:style-name="gr3" draw:text-style-name="P3" draw:layer="layout" svg:width="0.07cm" svg:height="0.144cm" svg:x="2.656cm" svg:y="3.214cm" svg:viewBox="0 0 71 145" svg:d="M71 8c0 5-4 9-9 9-6 0-9-4-9-9 0-4 3-8 9-8 5 0 9 4 9 8zM67 31l-19 78c-6 15-16 36-35 36-10 0-13-6-13-11 0-4 2-9 8-9 4 0 6 2 6 7 0 2-2 3-2 6l1 1c9 0 14-13 19-30l17-66c0-3-1-4-7-4 0 0-2 0-5 1v-3z">
          <text:p/>
        </draw:path>
        <draw:path draw:style-name="gr4" draw:text-style-name="P4" draw:layer="layout" svg:width="2.755cm" svg:height="0.362cm" svg:x="3.466cm" svg:y="2.622cm" svg:viewBox="0 0 2756 363" svg:d="M0 61c0-34 28-61 61-61h2633c34 0 62 27 62 61v241c0 34-28 61-62 61h-2633c-33 0-61-27-61-61z">
          <text:p/>
        </draw:path>
        <draw:path draw:style-name="gr5" draw:text-style-name="P2" draw:layer="layout" svg:width="2.755cm" svg:height="0.362cm" svg:x="3.466cm" svg:y="2.622cm" svg:viewBox="0 0 2756 363" svg:d="M0 61c0-34 28-61 61-61h2633c34 0 62 27 62 61v241c0 34-28 61-62 61h-2633c-33 0-61-27-61-61z">
          <text:p/>
        </draw:path>
        <draw:path draw:style-name="gr3" draw:text-style-name="P3" draw:layer="layout" svg:width="0.176cm" svg:height="0.122cm" svg:x="3.831cm" svg:y="2.742cm" svg:viewBox="0 0 177 123" svg:d="M120 3l-21 76c-1 6-3 12-3 19 0 10 5 14 15 14 29 0 44-29 51-52 3-7 5-12 5-20 0-19-15-17-17-28 0-10 9-11 15-11 11 0 12 13 12 21 0 39-27 101-72 101-18 0-30-7-30-25 0-12 3-23 7-33-11 22-32 58-61 58-15 0-21-9-21-23 0-9 3-16 5-24l12-48c2-2 2-4 2-7 0-6-10-6-14-6v-3c14-3 28-6 40-12l1 1-20 80c-2 4-4 12-4 19 0 8 1 12 8 12 15 0 33-29 39-38 14-21 21-43 29-71z">
          <text:p/>
        </draw:path>
        <draw:path draw:style-name="gr3" draw:text-style-name="P3" draw:layer="layout" svg:width="0.071cm" svg:height="0.147cm" svg:x="4.011cm" svg:y="2.788cm" svg:viewBox="0 0 72 148" svg:d="M72 10c0 5-4 7-8 7-6 0-9-2-9-7s3-10 9-10c4 0 8 5 8 10zM68 33l-19 77c-5 17-15 38-36 38-9 0-13-5-13-11 0-3 2-9 9-9 3 0 6 2 6 7 0 2-3 4-3 6 0 0 1 2 2 2 9 0 15-14 19-33l18-66c0-2-2-4-7-4 0 0-3 0-5 1v-3z">
          <text:p/>
        </draw:path>
        <draw:path draw:style-name="gr3" draw:text-style-name="P3" draw:layer="layout" svg:width="0.154cm" svg:height="0.069cm" svg:x="4.197cm" svg:y="2.761cm" svg:viewBox="0 0 155 70" svg:d="M155 17h-155v-17h155zM155 70h-155v-17h155z">
          <text:p/>
        </draw:path>
        <draw:path draw:style-name="gr3" draw:text-style-name="P3" draw:layer="layout" svg:width="0.178cm" svg:height="0.17cm" svg:x="4.445cm" svg:y="2.692cm" svg:viewBox="0 0 179 171" svg:d="M179 0l-11 42h-4c1-2 1-6 1-9-1-21-17-24-30-24h-37l-17 65h22c16 0 28-3 33-24h5l-16 62h-4c1-3 1-11 1-15 0-12-10-14-18-14h-26l-16 67c-1 2-1 3-1 5 0 7 5 12 21 12h8l-1 4h-89l1-4h4c21 0 26-7 28-17l32-129c1-2 1-5 1-7 0-6-4-10-19-10h-5l1-4z">
          <text:p/>
        </draw:path>
        <draw:path draw:style-name="gr3" draw:text-style-name="P3" draw:layer="layout" svg:width="0.061cm" svg:height="0.176cm" svg:x="4.635cm" svg:y="2.688cm" svg:viewBox="0 0 62 177" svg:d="M62 0l-40 154c0 0 0 1 0 3s1 4 3 4c6 0 14-11 17-15l4 3c-9 12-21 28-36 28-7 0-10-6-10-13 0-3 1-7 2-10l33-133c0-3 0-6 0-6 0-3-2-6-8-6-1 0-4 1-6 1l-1-4z">
          <text:p/>
        </draw:path>
        <draw:path draw:style-name="gr3" draw:text-style-name="P3" draw:layer="layout" svg:width="0.103cm" svg:height="0.118cm" svg:x="4.717cm" svg:y="2.747cm" svg:viewBox="0 0 104 119" svg:d="M104 40c0 37-29 79-69 79-26 0-35-24-35-43 0-34 27-76 65-76 21 0 39 12 39 40zM82 33c0-11-3-25-17-25-21 0-44 39-44 75 0 8 1 27 16 27 27 0 45-58 45-77z">
          <text:p/>
        </draw:path>
        <draw:path draw:style-name="gr3" draw:text-style-name="P3" draw:layer="layout" svg:width="0.111cm" svg:height="0.116cm" svg:x="4.837cm" svg:y="2.747cm" svg:viewBox="0 0 112 117" svg:d="M112 3l-23 91c0 0-1 0-1 2 0 4 3 5 4 5 3 0 6-1 17-14l3 3c-7 13-21 27-34 27-9 0-11-5-11-14 0-3 1-8 3-12h-1c-20 24-36 26-47 26-16 0-22-14-22-30 0-34 34-87 72-87 11 0 16 6 17 12l3-9zM85 26c0-11-3-18-13-18-17 0-33 23-42 45-6 12-8 23-8 32 0 13 9 18 17 18 17 0 35-25 42-50 2-7 4-18 4-27z">
          <text:p/>
        </draw:path>
        <draw:path draw:style-name="gr3" draw:text-style-name="P3" draw:layer="layout" svg:width="0.063cm" svg:height="0.149cm" svg:x="4.967cm" svg:y="2.714cm" svg:viewBox="0 0 64 150" svg:d="M64 33l-3 11h-17l-22 83c-1 1-1 2-1 3 0 2 1 3 5 3 0 0 5 0 16-13l4 3c-7 8-20 27-36 27-8 0-10-6-10-13 0-3 0-7 1-10l21-83h-20l1-8c21-3 36-14 48-36h3l-8 33z">
          <text:p/>
        </draw:path>
        <draw:path draw:style-name="gr3" draw:text-style-name="P3" draw:layer="layout" svg:width="0.102cm" svg:height="0.179cm" svg:x="5.049cm" svg:y="2.686cm" svg:viewBox="0 0 103 180" svg:d="M5 44l-4-2c8-25 25-42 51-42 24 0 42 14 42 35 0 13-7 26-25 36 12 5 16 8 22 14 7 9 12 21 12 34 0 14-5 27-12 37-13 17-38 24-61 24-20 0-30-5-30-14 0-7 5-10 12-10 3 0 7 1 14 6 11 7 16 9 23 9 19 0 35-18 35-40 0-20-10-33-28-39-6-1-11-3-26-3v-3c10-3 16-6 21-9 13-7 22-19 22-35 0-18-12-27-28-27-17 0-29 9-40 29z">
          <text:p/>
        </draw:path>
        <draw:path draw:style-name="gr3" draw:text-style-name="P3" draw:layer="layout" svg:width="0.116cm" svg:height="0.176cm" svg:x="5.176cm" svg:y="2.686cm" svg:viewBox="0 0 117 177" svg:d="M117 141l-14 36h-103v-4l48-49c24-26 33-45 33-68 0-24-14-37-37-37-18 0-27 8-38 34l-6-2c6-30 22-51 55-51 29 0 49 20 49 46 0 20-10 40-35 64l-42 46h62c10 0 16-2 24-17z">
          <text:p/>
        </draw:path>
        <draw:path draw:style-name="gr3" draw:text-style-name="P3" draw:layer="layout" svg:width="0.063cm" svg:height="0.32cm" svg:x="5.379cm" svg:y="2.637cm" svg:viewBox="0 0 64 321" svg:d="M64 313v8c-36-35-64-90-64-160s28-126 64-161v7c-24 30-42 75-42 154s18 123 42 152z">
          <text:p/>
        </draw:path>
        <draw:path draw:style-name="gr3" draw:text-style-name="P3" draw:layer="layout" svg:width="0.176cm" svg:height="0.122cm" svg:x="5.483cm" svg:y="2.742cm" svg:viewBox="0 0 177 123" svg:d="M121 3l-21 76c-1 6-3 12-3 19 0 10 4 14 15 14 29 0 43-29 51-52 2-7 4-12 4-20 0-19-15-17-16-28 0-10 8-11 14-11 11 0 12 13 12 21 0 39-27 101-72 101-18 0-29-7-29-25 0-12 4-23 6-33-10 22-32 58-61 58-15 0-21-9-21-23 0-9 3-16 5-24l12-48c2-2 2-4 2-7 0-6-9-6-14-6v-3c14-3 27-6 40-12l1 1-20 80c-2 4-4 12-4 19 0 8 2 12 8 12 15 0 34-29 40-38 14-21 21-43 29-71z">
          <text:p/>
        </draw:path>
        <draw:path draw:style-name="gr3" draw:text-style-name="P3" draw:layer="layout" svg:width="0.071cm" svg:height="0.147cm" svg:x="5.663cm" svg:y="2.788cm" svg:viewBox="0 0 72 148" svg:d="M72 10c0 5-4 7-9 7s-8-2-8-7 3-10 8-10 9 5 9 10zM68 33l-19 77c-4 17-14 38-35 38-10 0-14-5-14-11 0-3 2-9 9-9 4 0 7 2 7 7 0 2-3 4-3 6 0 0 1 2 2 2 8 0 15-14 18-33l18-66c0-2-2-4-6-4-1 0-3 0-5 1v-3z">
          <text:p/>
        </draw:path>
        <draw:path draw:style-name="gr3" draw:text-style-name="P3" draw:layer="layout" svg:width="0.063cm" svg:height="0.32cm" svg:x="5.786cm" svg:y="2.637cm" svg:viewBox="0 0 64 321" svg:d="M0 7v-7c37 35 64 89 64 161 0 69-27 125-64 160v-8c24-29 42-74 42-152 0-80-18-124-42-154z">
          <text:p/>
        </draw:path>
        <draw:path draw:style-name="gr1" draw:text-style-name="P1" draw:layer="layout" svg:width="2.808cm" svg:height="3.623cm" svg:x="6.469cm" svg:y="5.065cm" svg:viewBox="0 0 2809 3624" svg:d="M0 62c0-34 28-62 61-62h2687c34 0 61 28 61 62v3501c0 34-27 61-61 61h-2687c-33 0-61-27-61-61z">
          <text:p/>
        </draw:path>
        <draw:path draw:style-name="gr9" draw:text-style-name="P2" draw:layer="layout" svg:width="2.808cm" svg:height="3.623cm" svg:x="6.469cm" svg:y="5.065cm" svg:viewBox="0 0 2809 3624" svg:d="M0 62c0-34 28-62 61-62h2687c34 0 61 28 61 62v3501c0 34-27 61-61 61h-2687c-33 0-61-27-61-61z">
          <text:p/>
        </draw:path>
        <draw:path draw:style-name="gr3" draw:text-style-name="P3" draw:layer="layout" svg:width="0.133cm" svg:height="0.177cm" svg:x="7.269cm" svg:y="5.227cm" svg:viewBox="0 0 134 178" svg:d="M50 99v35 34l30 4v3 3h-77v-3-3l21-4v-78-80l-24-2v-4-4h134v21 22h-8l-4-29c-21-2-48-2-72-2v37 38h52l4-22h8v28 28h-8l-4-22z">
          <text:p/>
        </draw:path>
        <draw:polygon draw:style-name="gr3" draw:text-style-name="P3" draw:layer="layout" svg:width="0.064cm" svg:height="0.188cm" svg:x="7.418cm" svg:y="5.216cm" svg:viewBox="0 0 65 189" draw:points="44,180 65,184 65,187 65,189 0,189 0,187 0,184 22,180 22,94 22,10 0,6 0,3 0,0 44,0 44,90">
          <text:p/>
        </draw:polygon>
        <draw:path draw:style-name="gr3" draw:text-style-name="P3" draw:layer="layout" svg:width="0.115cm" svg:height="0.131cm" svg:x="7.499cm" svg:y="5.277cm" svg:viewBox="0 0 116 132" svg:d="M57 0c39 0 59 24 59 66 0 41-20 66-60 66-38 0-56-26-56-66 0-42 18-66 57-66zM56 121c30 0 35-26 35-55 0-30-5-56-35-56-29 1-33 26-33 56s5 55 33 55z">
          <text:p/>
        </draw:path>
        <draw:path draw:style-name="gr3" draw:text-style-name="P3" draw:layer="layout" svg:width="0.108cm" svg:height="0.129cm" svg:x="7.633cm" svg:y="5.278cm" svg:viewBox="0 0 109 130" svg:d="M15 5c31-8 78-11 78 29v42 43c6 3 18-1 15 9h-34l-3-13c-17 23-77 23-70-22-2-38 34-38 69-39 3-27-3-52-32-42-4 2-9 3-12 5-2 5 0 17-11 15v-14zM22 92c0 32 32 26 48 17v-23-22c-25 1-48 0-48 28z">
          <text:p/>
        </draw:path>
        <draw:path draw:style-name="gr3" draw:text-style-name="P3" draw:layer="layout" svg:width="0.07cm" svg:height="0.155cm" svg:x="7.747cm" svg:y="5.252cm" svg:viewBox="0 0 71 156" svg:d="M37 125c0 19 19 19 34 15v4 5c-21 12-55 12-55-23v-43-43h-16c-2-10 10-8 16-12l14-28h7v14 14h30v6 6h-30v42z">
          <text:p/>
        </draw:path>
        <draw:path draw:style-name="gr3" draw:text-style-name="P3" draw:layer="layout" svg:width="0.107cm" svg:height="0.129cm" svg:x="7.897cm" svg:y="5.278cm" svg:viewBox="0 0 108 130" svg:d="M15 5c31-8 77-11 77 29v42 43c6 3 18-1 16 9h-33l-4-13c-17 23-78 23-70-22-2-38 33-38 70-39 2-27-4-52-32-42-6 2-10 3-13 5-3 5 0 17-11 15v-14zM22 92c0 32 32 26 49 17v-23-22c-26 1-49 0-49 28z">
          <text:p/>
        </draw:path>
        <draw:path draw:style-name="gr3" draw:text-style-name="P3" draw:layer="layout" svg:width="0.123cm" svg:height="0.191cm" svg:x="8.017cm" svg:y="5.216cm" svg:viewBox="0 0 124 192" svg:d="M0 128c0-54 35-77 87-64l-1-54-21-4v-3-3h43v91 89c6 3 18-1 16 9h-35l-2-9c-36 27-87 9-87-52zM58 72c-27 1-33 26-34 56 0 29 7 50 34 50 11 0 22-2 28-5v-49-50c-7 0-18-2-28-2z">
          <text:p/>
        </draw:path>
        <draw:path draw:style-name="gr3" draw:text-style-name="P3" draw:layer="layout" svg:width="0.123cm" svg:height="0.191cm" svg:x="8.153cm" svg:y="5.216cm" svg:viewBox="0 0 124 192" svg:d="M0 128c0-54 35-77 87-64l-1-54-21-4v-3-3h43v91 89c6 3 18-1 16 9h-35l-2-9c-36 27-87 9-87-52zM59 72c-29 1-34 26-35 56 0 29 7 50 35 50 10 0 20-2 27-5v-49-50c-8 0-18-2-27-2z">
          <text:p/>
        </draw:path>
        <draw:path draw:style-name="gr3" draw:text-style-name="P3" draw:layer="layout" svg:width="0.1cm" svg:height="0.131cm" svg:x="8.29cm" svg:y="5.277cm" svg:viewBox="0 0 101 132" svg:d="M53 0c38 0 50 24 48 66h-77c-6 45 29 60 72 48v3 4c-9 6-25 11-40 11-41 0-56-25-56-67-1-41 17-65 53-65zM78 55c9-43-43-62-52-18-1 5-2 11-2 18z">
          <text:p/>
        </draw:path>
        <draw:path draw:style-name="gr3" draw:text-style-name="P3" draw:layer="layout" svg:width="0.083cm" svg:height="0.127cm" svg:x="8.404cm" svg:y="5.277cm" svg:viewBox="0 0 84 128" svg:d="M38 19c12-8 27-18 46-19v17 16c-14 2-6-22-30-12l-16 5v47 46l23 4v3 2h-61v-2-3l16-4v-53-53c-5-3-18 1-16-10h37z">
          <text:p/>
        </draw:path>
        <draw:path draw:style-name="gr5" draw:text-style-name="P2" draw:layer="layout" svg:width="2.784cm" svg:height="0.362cm" svg:x="3.446cm" svg:y="5.065cm" svg:viewBox="0 0 2785 363" svg:d="M0 62c0-34 28-62 61-62h2663c33 0 61 28 61 62v240c0 34-28 61-61 61h-2663c-33 0-61-27-61-61z">
          <text:p/>
        </draw:path>
        <draw:path draw:style-name="gr3" draw:text-style-name="P3" draw:layer="layout" svg:width="0.116cm" svg:height="0.182cm" svg:x="5.561cm" svg:y="5.226cm" svg:viewBox="0 0 117 183" svg:d="M117 128c0 60-72 63-117 45v-21-20h9c1 27 17 40 46 40 38 0 52-45 25-63-30-18-80-16-80-64 0-51 65-49 108-40v19 18h-9l-5-22c-23-20-91-5-68 32 22 32 91 18 91 76z">
          <text:p/>
        </draw:path>
        <draw:path draw:style-name="gr3" draw:text-style-name="P3" draw:layer="layout" svg:width="0.07cm" svg:height="0.155cm" svg:x="5.697cm" svg:y="5.252cm" svg:viewBox="0 0 71 156" svg:d="M38 125c-1 19 18 19 33 15v4 5c-20 12-55 12-55-23v-43-43h-16c-2-10 10-8 16-12l14-28h8v14 14h29v6 6h-29v42z">
          <text:p/>
        </draw:path>
        <draw:path draw:style-name="gr3" draw:text-style-name="P3" draw:layer="layout" svg:width="0.115cm" svg:height="0.131cm" svg:x="5.78cm" svg:y="5.277cm" svg:viewBox="0 0 116 132" svg:d="M58 0c39 0 58 24 58 66 0 41-19 66-60 66-38 0-56-26-56-66 0-42 18-66 58-66zM56 121c30 0 35-26 35-55 0-30-5-56-35-56-28 1-32 26-32 56s4 55 32 55z">
          <text:p/>
        </draw:path>
        <draw:path draw:style-name="gr3" draw:text-style-name="P3" draw:layer="layout" svg:width="0.083cm" svg:height="0.127cm" svg:x="5.91cm" svg:y="5.277cm" svg:viewBox="0 0 84 128" svg:d="M38 19c12-8 27-18 46-19v17 16c-14 2-6-22-30-12l-16 5v47 46l23 4v3 2h-61v-2-3l16-4v-53-53c-6-3-18 1-16-10h37z">
          <text:p/>
        </draw:path>
        <draw:path draw:style-name="gr3" draw:text-style-name="P3" draw:layer="layout" svg:width="0.1cm" svg:height="0.131cm" svg:x="6.006cm" svg:y="5.277cm" svg:viewBox="0 0 101 132" svg:d="M53 0c38 0 50 24 48 66h-77c-6 45 29 60 72 48v3 4c-9 6-25 11-40 11-41 0-56-25-56-67-1-41 17-65 53-65zM78 55c9-43-43-62-52-18-1 5-2 11-2 18z">
          <text:p/>
        </draw:path>
        <draw:path draw:style-name="gr3" draw:text-style-name="P3" draw:layer="layout" svg:width="0.114cm" svg:height="0.177cm" svg:x="3.532cm" svg:y="5.127cm" svg:viewBox="0 0 115 178" svg:d="M110 147l5 3c-8 9-21 28-35 28-5 0-11-2-11-10 0-4 1-7 17-72 0-2 1-7 1-11 0-5-1-9-6-9-9 0-26 23-35 35-9 13-16 27-18 32l-7 33h-21l40-158c0-1 0-2 0-3 0-3-3-6-9-6-1 0-5 1-7 1l-1-4 42-6-28 109h1c14-15 33-50 56-50 11 0 16 9 16 18 0 6-2 12-3 17l-16 61c0 1 0 2 0 2 0 2 1 4 3 4 6 0 14-9 16-14z">
          <text:p/>
        </draw:path>
        <draw:path draw:style-name="gr3" draw:text-style-name="P3" draw:layer="layout" svg:width="0.096cm" svg:height="0.111cm" svg:x="3.659cm" svg:y="5.263cm" svg:viewBox="0 0 97 112" svg:d="M97 0l-15 62c-2 3-2 5-2 7 0 1 0 2 2 2 5 0 9-4 12-8l2 1c-2 8-16 20-24 20-6 0-8-2-8-7 0-6 3-18 6-32-18 26-28 35-35 35-4 0-8-2-9-4-7 25-7 33-13 36h-13c3-2 6-9 8-20l24-92h15l-14 55c0 1 0 3 0 4 0 5 2 9 9 9 11 0 34-40 38-56l2-12z">
          <text:p/>
        </draw:path>
        <draw:path draw:style-name="gr3" draw:text-style-name="P3" draw:layer="layout" svg:width="0.066cm" svg:height="0.223cm" svg:x="3.8cm" svg:y="5.124cm" svg:viewBox="0 0 67 224" svg:d="M67 220l-3 4c-41-23-64-67-64-113 0-49 23-85 65-111l2 4c-36 32-44 56-44 106s7 79 44 110z">
          <text:p/>
        </draw:path>
        <draw:path draw:style-name="gr3" draw:text-style-name="P3" draw:layer="layout" svg:width="0.054cm" svg:height="0.163cm" svg:x="3.888cm" svg:y="5.141cm" svg:viewBox="0 0 55 164" svg:d="M55 12c0 7-7 12-14 12s-12-5-12-12c0-6 5-12 12-12s14 6 14 12zM46 46l-25 95c0 1 0 2 0 3 0 2 2 3 3 3 7 0 9-3 18-13l4 2c-10 12-24 28-36 28-7 0-10-5-10-12 0-4 0-8 21-88 0-1 0-2 0-4 0-4-3-5-9-5-2 0-5 1-7 1l-1-5z">
          <text:p/>
        </draw:path>
        <draw:path draw:style-name="gr3" draw:text-style-name="P3" draw:layer="layout" svg:width="0.067cm" svg:height="0.223cm" svg:x="3.963cm" svg:y="5.124cm" svg:viewBox="0 0 68 224" svg:d="M0 4l3-4c42 25 65 69 65 112 0 50-23 86-65 112l-3-4c39-31 46-55 46-106 0-50-7-79-46-110z">
          <text:p/>
        </draw:path>
        <draw:path draw:style-name="gr3" draw:text-style-name="P3" draw:layer="layout" svg:width="0.271cm" svg:height="0.175cm" svg:x="4.059cm" svg:y="5.131cm" svg:viewBox="0 0 272 176" svg:d="M272 0v4c-18 1-29 11-36 20l-115 152h-8v-117h-2l-79 117h-7v-150c0-14-9-22-23-22h-2l1-4h74l-1 4h-1c-10 0-20 0-20 18v100h1l59-87v-16c0-9-4-15-22-15h-2l2-4h75l-2 4h-3c-18 0-20 10-20 19v104h2l73-97c4-7 11-15 11-19 0-5-4-7-14-7h-6l1-4z">
          <text:p/>
        </draw:path>
        <draw:path draw:style-name="gr3" draw:text-style-name="P3" draw:layer="layout" svg:width="0.067cm" svg:height="0.223cm" svg:x="4.343cm" svg:y="5.124cm" svg:viewBox="0 0 68 224" svg:d="M68 220l-3 4c-43-23-65-67-65-113 0-49 22-85 65-111l3 4c-37 32-46 56-46 106s9 79 46 110z">
          <text:p/>
        </draw:path>
        <draw:path draw:style-name="gr3" draw:text-style-name="P3" draw:layer="layout" svg:width="0.088cm" svg:height="0.118cm" svg:x="4.431cm" svg:y="5.186cm" svg:viewBox="0 0 89 119" svg:d="M89 0l-6 39h-4c0-18-9-32-23-32-7 0-14 4-14 15 0 15 35 39 35 63 0 17-12 34-36 34-8 0-26-5-29-5-2 0-5 0-8 5h-4l6-42h5c0 17 10 35 27 35 16 0 20-13 20-23 0-22-34-35-34-61 0-20 15-28 30-28 11 0 16 6 23 6 3 0 6-3 8-6z">
          <text:p/>
        </draw:path>
        <draw:path draw:style-name="gr3" draw:text-style-name="P3" draw:layer="layout" svg:width="0.045cm" svg:height="0.107cm" svg:x="4.54cm" svg:y="5.236cm" svg:viewBox="0 0 46 108" svg:d="M46 25l-2 7h-13l-14 60c-1 0-1 0-1 2 0 1 1 2 3 2 0 0 4-1 11-11l2 2c-4 7-13 21-24 21-6 0-8-5-8-10 0-2 1-4 1-6l16-60h-15l1-6c14-2 25-9 33-26h3l-6 25z">
          <text:p/>
        </draw:path>
        <draw:polygon draw:style-name="gr3" draw:text-style-name="P3" draw:layer="layout" svg:width="0.017cm" svg:height="0.229cm" svg:x="4.65cm" svg:y="5.122cm" svg:viewBox="0 0 18 230" draw:points="18,230 0,230 0,0 18,0">
          <text:p/>
        </draw:polygon>
        <draw:path draw:style-name="gr3" draw:text-style-name="P3" draw:layer="layout" svg:width="0.054cm" svg:height="0.163cm" svg:x="4.714cm" svg:y="5.141cm" svg:viewBox="0 0 55 164" svg:d="M55 12c0 7-6 12-13 12s-12-5-12-12c0-6 5-12 12-12s13 6 13 12zM47 46l-24 95c-1 1-1 2-1 3 0 2 2 3 4 3 5 0 7-3 16-13l4 2c-9 12-22 28-35 28-8 0-11-5-11-12 0-4 0-8 21-88 0-1 1-2 1-4 0-4-3-5-8-5-3 0-7 1-9 1v-5z">
          <text:p/>
        </draw:path>
        <draw:path draw:style-name="gr3" draw:text-style-name="P3" draw:layer="layout" svg:width="0.067cm" svg:height="0.223cm" svg:x="4.79cm" svg:y="5.124cm" svg:viewBox="0 0 68 224" svg:d="M0 4l3-4c39 25 65 69 65 112 0 50-24 86-66 112l-2-4c38-31 45-55 45-106 0-50-7-79-45-110z">
          <text:p/>
        </draw:path>
        <draw:path draw:style-name="gr3" draw:text-style-name="P3" draw:layer="layout" svg:width="0.204cm" svg:height="0.103cm" svg:x="4.961cm" svg:y="5.184cm" svg:viewBox="0 0 205 104" svg:d="M205 61h-156c-3 0-7 3-7 6 0 2 0 4 4 6 7 7 15 17 21 26l-5 5c-18-21-38-40-62-50v-3c24-11 44-30 62-51l5 5c-6 10-13 17-21 26-2 2-4 6-4 8 0 3 2 5 7 5h156z">
          <text:p/>
        </draw:path>
        <draw:path draw:style-name="gr3" draw:text-style-name="P3" draw:layer="layout" svg:width="0.122cm" svg:height="0.162cm" svg:x="5.265cm" svg:y="5.187cm" svg:viewBox="0 0 123 163" svg:d="M64 35l7 61c15-22 24-38 30-48s8-15 8-19c0-7-14-8-14-19 0-6 5-10 12-10 9 0 16 6 16 17 0 20-43 82-54 97-19 23-37 49-55 49-9 0-14-7-14-15 0-7 7-9 10-9 11 0 11 7 15 7 5 0 19-16 28-26l-11-83c-2-11-5-27-19-27-3 0-7 0-9 0l-1-4 40-6c7 8 7 15 11 35z">
          <text:p/>
        </draw:path>
        <draw:path draw:style-name="gr3" draw:text-style-name="P3" draw:layer="layout" svg:width="0.071cm" svg:height="0.149cm" svg:x="5.384cm" svg:y="5.227cm" svg:viewBox="0 0 72 150" svg:d="M72 10c0 4-4 9-9 9s-8-5-8-9c0-5 3-10 8-10s9 5 9 10zM68 33l-19 79c-4 16-14 38-35 38-10 0-14-7-14-12 0-4 3-9 9-9 4 0 7 2 7 6 0 3-3 4-3 8 0 0 1 0 2 0 8 0 15-13 18-31l18-68c0-2-2-4-6-4-1 0-3 1-5 1v-3z">
          <text:p/>
        </draw:path>
        <draw:path draw:style-name="gr3" draw:text-style-name="P3" draw:layer="layout" svg:width="0.17cm" svg:height="0.238cm" svg:x="6.872cm" svg:y="6.732cm" svg:viewBox="0 0 171 239" svg:d="M171 0l-52 209c0 2-1 4-1 5 0 2 2 4 5 4 7 0 18-13 23-21l4 5c-12 16-30 37-47 37-11 0-14-8-14-15 0-6 2-11 5-22h-3c-26 32-47 37-60 37-26 0-31-26-31-44 0-38 37-115 91-115 20 0 28 9 28 18h1l18-75c0-1 1-2 1-4 0-5-3-7-12-7-3 0-7 1-9 1l-1-5zM114 116c0-18-5-25-20-25-34 0-63 70-63 104 0 17 9 23 20 23 24 0 47-34 57-66 4-12 6-26 6-36z">
          <text:p/>
        </draw:path>
        <draw:path draw:style-name="gr3" draw:text-style-name="P3" draw:layer="layout" svg:width="0.139cm" svg:height="0.158cm" svg:x="7.059cm" svg:y="6.812cm" svg:viewBox="0 0 140 159" svg:d="M140 54c0 49-39 105-93 105-36 0-47-32-47-58 0-45 35-101 87-101 29 0 53 16 53 54zM111 42c0-12-5-32-24-32-29 0-59 52-59 100 0 12 2 38 21 38 36 0 62-79 62-106z">
          <text:p/>
        </draw:path>
        <draw:path draw:style-name="gr3" draw:text-style-name="P3" draw:layer="layout" svg:width="0.084cm" svg:height="0.203cm" svg:x="7.219cm" svg:y="6.767cm" svg:viewBox="0 0 85 204" svg:d="M85 46l-3 14h-25l-27 112c-1 1-1 3-1 4 0 2 1 4 6 4 0 0 7-1 20-18l5 4c-9 10-26 38-47 38-10 0-13-9-13-19 0-5 0-9 1-13l29-112h-27l1-11c27-5 48-18 63-49h6l-13 46z">
          <text:p/>
        </draw:path>
        <draw:path draw:style-name="gr3" draw:text-style-name="P3" draw:layer="layout" svg:width="0.206cm" svg:height="0.092cm" svg:x="7.429cm" svg:y="6.831cm" svg:viewBox="0 0 207 93" svg:d="M207 22h-207v-22h207zM207 93h-207v-24h207z">
          <text:p/>
        </draw:path>
        <draw:path draw:style-name="gr3" draw:text-style-name="P3" draw:layer="layout" svg:width="0.17cm" svg:height="0.238cm" svg:x="7.764cm" svg:y="6.732cm" svg:viewBox="0 0 171 239" svg:d="M171 0l-53 209c0 2-1 4-1 5 0 2 2 4 6 4 7 0 17-13 22-21l4 5c-12 16-30 37-46 37-11 0-14-8-14-15 0-6 1-11 4-22h-2c-26 32-47 37-60 37-26 0-31-26-31-44 0-38 36-115 90-115 20 0 28 9 28 18h1l18-75c0-1 2-2 2-4 0-5-4-7-13-7-3 0-6 1-9 1l-1-5zM113 116c0-18-5-25-19-25-35 0-63 70-63 104 0 17 9 23 19 23 24 0 48-34 57-66 4-12 6-26 6-36z">
          <text:p/>
        </draw:path>
        <draw:path draw:style-name="gr3" draw:text-style-name="P3" draw:layer="layout" svg:width="0.139cm" svg:height="0.158cm" svg:x="7.951cm" svg:y="6.812cm" svg:viewBox="0 0 140 159" svg:d="M140 54c0 49-39 105-92 105-36 0-48-32-48-58 0-45 37-101 89-101 28 0 51 16 51 54zM112 42c0-12-5-32-24-32-29 0-60 52-60 100 0 12 2 38 21 38 38 0 63-79 63-106z">
          <text:p/>
        </draw:path>
        <draw:path draw:style-name="gr3" draw:text-style-name="P3" draw:layer="layout" svg:width="0.084cm" svg:height="0.203cm" svg:x="8.111cm" svg:y="6.767cm" svg:viewBox="0 0 85 204" svg:d="M85 46l-3 14h-24l-27 112c0 1-1 3-1 4 0 2 1 4 5 4 0 0 9-1 21-18l5 4c-8 10-26 38-47 38-11 0-14-9-14-19 0-5 0-9 1-13l30-112h-28l2-11c26-5 48-18 62-49h6l-12 46z">
          <text:p/>
        </draw:path>
        <draw:polygon draw:style-name="gr3" draw:text-style-name="P3" draw:layer="layout" svg:width="0.206cm" svg:height="0.206cm" svg:x="8.302cm" svg:y="6.774cm" svg:viewBox="0 0 207 207" draw:points="207,115 115,115 115,207 92,207 92,115 0,115 0,92 92,92 92,0 115,0 115,92 207,92">
          <text:p/>
        </draw:polygon>
        <draw:path draw:style-name="gr3" draw:text-style-name="P3" draw:layer="layout" svg:width="0.163cm" svg:height="0.217cm" svg:x="8.614cm" svg:y="6.812cm" svg:viewBox="0 0 164 218" svg:d="M83 47l11 83c22-30 34-51 42-66 7-12 10-19 10-25 0-9-19-11-19-25 0-8 6-14 16-14 12 0 21 8 21 21 0 28-58 113-72 131-26 33-49 66-73 66-13 0-19-9-19-19s9-14 14-14c15 0 15 11 20 11 6 0 26-21 35-35l-14-111c-1-17-4-37-24-37-3 0-10 1-12 1l-2-5 54-9c7 11 10 20 12 47z">
          <text:p/>
        </draw:path>
        <draw:path draw:style-name="gr3" draw:text-style-name="P3" draw:layer="layout" svg:width="0.097cm" svg:height="0.199cm" svg:x="8.773cm" svg:y="6.866cm" svg:viewBox="0 0 98 200" svg:d="M98 13c0 6-7 11-13 11-7 0-12-5-12-11s5-13 12-13c6 0 13 7 13 13zM91 44l-26 106c-5 22-19 50-47 50-13 0-18-8-18-15 0-6 3-13 12-13 4 0 9 4 9 9 0 4-5 5-5 9 0 1 2 2 3 2 11 0 20-18 27-42l22-90c0-4-3-5-8-5-2 0-5 0-7 1v-5z">
          <text:p/>
        </draw:path>
        <draw:path draw:style-name="gr4" draw:text-style-name="P4" draw:layer="layout" svg:width="1.63cm" svg:height="0.491cm" svg:x="6.446cm" svg:y="8.735cm" svg:viewBox="0 0 1631 492" svg:d="M0 62c0-34 27-62 61-62h1509c34 0 61 28 61 62v369c0 34-27 61-61 61h-1509c-34 0-61-27-61-61z">
          <text:p/>
        </draw:path>
        <draw:path draw:style-name="gr5" draw:text-style-name="P2" draw:layer="layout" svg:width="1.63cm" svg:height="0.491cm" svg:x="6.446cm" svg:y="8.735cm" svg:viewBox="0 0 1631 492" svg:d="M0 62c0-34 27-62 61-62h1509c34 0 61 28 61 62v369c0 34-27 61-61 61h-1509c-34 0-61-27-61-61z">
          <text:p/>
        </draw:path>
        <draw:path draw:style-name="gr3" draw:text-style-name="P3" draw:layer="layout" svg:width="0.126cm" svg:height="0.262cm" svg:x="6.677cm" svg:y="8.856cm" svg:viewBox="0 0 127 263" svg:d="M127 16c0 9-7 15-15 15-9 0-16-6-16-15 0-8 7-16 16-16 8 0 15 8 15 16zM121 58l-36 138c-7 29-26 67-62 67-17 0-23-11-23-20 0-7 4-17 15-17 6 0 11 5 11 13 0 5-5 6-5 11 0 1 2 3 3 3 16 0 27-25 34-57l31-119c0-3-3-7-10-7-3 0-7 1-9 2l-1-5z">
          <text:p/>
        </draw:path>
        <draw:path draw:style-name="gr3" draw:text-style-name="P3" draw:layer="layout" svg:width="0.192cm" svg:height="0.086cm" svg:x="6.916cm" svg:y="8.931cm" svg:viewBox="0 0 193 87" svg:d="M193 22h-193v-22h193zM193 87h-193v-21h193z">
          <text:p/>
        </draw:path>
        <draw:path draw:style-name="gr3" draw:text-style-name="P3" draw:layer="layout" svg:width="0.126cm" svg:height="0.262cm" svg:x="7.21cm" svg:y="8.856cm" svg:viewBox="0 0 127 263" svg:d="M127 16c0 9-7 15-15 15-11 0-16-6-16-15 0-8 5-16 16-16 8 0 15 8 15 16zM120 58l-35 138c-7 29-25 67-61 67-18 0-24-11-24-20 0-7 4-17 15-17 6 0 11 5 11 13 0 5-5 6-5 11 0 1 1 3 3 3 16 0 27-25 35-57l30-119c0-3-4-7-11-7-2 0-6 1-8 2l-1-5z">
          <text:p/>
        </draw:path>
        <draw:polygon draw:style-name="gr3" draw:text-style-name="P3" draw:layer="layout" svg:width="0.191cm" svg:height="0.192cm" svg:x="7.432cm" svg:y="8.879cm" svg:viewBox="0 0 192 193" draw:points="192,107 106,107 106,193 84,193 84,107 0,107 0,85 84,85 84,0 106,0 106,85 192,85">
          <text:p/>
        </draw:polygon>
        <draw:path draw:style-name="gr3" draw:text-style-name="P3" draw:layer="layout" svg:width="0.093cm" svg:height="0.221cm" svg:x="7.748cm" svg:y="8.836cm" svg:viewBox="0 0 94 222" svg:d="M94 222h-91v-5c24-1 31-8 31-26v-148c0-10-3-15-10-15-3 0-9 1-14 4l-10 3v-5l58-30 4 1v197c0 13 7 19 32 19z">
          <text:p/>
        </draw:path>
        <draw:path draw:style-name="gr3" draw:text-style-name="P3" draw:layer="layout" svg:width="4.649cm" svg:height="5.79cm" svg:x="1.593cm" svg:y="3.2cm" svg:viewBox="0 0 4650 5791" svg:d="M21 5718l7 27 18 18 27 7h4577v21h-4580l-35-9-26-26-9-34v-4690h21zM169 21h-96l-27 7-18 18-7 28v632h-21v-635l9-35 26-26 35-10h99z">
          <text:p/>
        </draw:path>
        <draw:polygon draw:style-name="gr3" draw:text-style-name="P3" draw:layer="layout" svg:width="0.011cm" svg:height="0.02cm" svg:x="1.761cm" svg:y="3.2cm" svg:viewBox="0 0 12 21" draw:points="12,21 0,21 0,0 12,0">
          <text:p/>
        </draw:polygon>
        <draw:polygon draw:style-name="gr3" draw:text-style-name="P3" draw:layer="layout" svg:width="0.145cm" svg:height="0.095cm" svg:x="6.252cm" svg:y="8.934cm" svg:viewBox="0 0 146 96" draw:points="146,48 0,96 0,0">
          <text:p/>
        </draw:polygon>
        <draw:path draw:style-name="gr3" draw:text-style-name="P3" draw:layer="layout" svg:width="0.188cm" svg:height="0.122cm" svg:x="6.242cm" svg:y="8.919cm" svg:viewBox="0 0 189 123" svg:d="M189 61l-189 62v-123zM21 95l102-34-102-33z">
          <text:p/>
        </draw:path>
        <draw:polygon draw:style-name="gr6" draw:text-style-name="P5" draw:layer="layout" svg:width="0.182cm" svg:height="0.178cm" svg:x="1.444cm" svg:y="3.946cm" svg:viewBox="0 0 183 179" draw:points="146,11 122,8 122,4 122,0 183,0 183,4 183,8 160,11 160,95 160,179 147,179 37,19 37,94 37,169 61,172 61,176 61,179 0,179 0,176 0,172 23,169 23,90 23,11 0,8 0,4 0,0 54,0 146,133 146,72">
          <text:p/>
        </draw:polygon>
        <draw:path draw:style-name="gr6" draw:text-style-name="P5" draw:layer="layout" svg:width="0.115cm" svg:height="0.131cm" svg:x="1.643cm" svg:y="3.996cm" svg:viewBox="0 0 116 132" svg:d="M58 0c39 0 58 24 58 66 0 41-19 66-59 66-39 0-57-25-57-66s18-66 58-66zM57 121c30 0 35-26 35-55s-5-55-35-55c-29 1-33 26-33 55 0 30 4 55 33 55z">
          <text:p/>
        </draw:path>
        <draw:path draw:style-name="gr4" draw:text-style-name="P4" draw:layer="layout" svg:width="1.562cm" svg:height="0.504cm" svg:x="6.489cm" svg:y="9.525cm" svg:viewBox="0 0 1563 505" svg:d="M723 7c32-9 85-9 117 0l699 227c32 10 32 26 0 38l-699 225c-32 10-85 10-117 0l-699-225c-32-12-32-28 0-38z">
          <text:p/>
        </draw:path>
        <draw:path draw:style-name="gr5" draw:text-style-name="P2" draw:layer="layout" svg:width="1.562cm" svg:height="0.504cm" svg:x="6.489cm" svg:y="9.525cm" svg:viewBox="0 0 1563 505" svg:d="M723 7c32-9 85-9 117 0l699 227c32 10 32 26 0 38l-699 225c-32 10-85 10-117 0l-699-225c-32-12-32-28 0-38z">
          <text:p/>
        </draw:path>
        <draw:path draw:style-name="gr3" draw:text-style-name="P3" draw:layer="layout" svg:width="0.108cm" svg:height="0.222cm" svg:x="6.893cm" svg:y="9.669cm" svg:viewBox="0 0 109 223" svg:d="M109 13c0 7-6 13-13 13-9 0-14-6-14-13 0-6 5-13 14-13 7 0 13 7 13 13zM103 48l-30 118c-6 25-23 57-52 57-16 0-21-9-21-17 0-6 3-14 13-14 6 0 9 4 9 10 0 4-3 5-3 11 0 0 1 1 3 1 12 0 21-20 28-48l26-101c0-3-3-5-9-5-3 0-5 0-8 2l-1-6z">
          <text:p/>
        </draw:path>
        <draw:polygon draw:style-name="gr3" draw:text-style-name="P3" draw:layer="layout" svg:width="0.158cm" svg:height="0.154cm" svg:x="7.099cm" svg:y="9.692cm" svg:viewBox="0 0 159 155" draw:points="159,155 0,80 0,77 159,0 159,19 37,78 159,138">
          <text:p/>
        </draw:polygon>
        <draw:path draw:style-name="gr3" draw:text-style-name="P3" draw:layer="layout" svg:width="0.24cm" svg:height="0.181cm" svg:x="7.361cm" svg:y="9.659cm" svg:viewBox="0 0 241 182" svg:d="M241 0l-1 4h-5c-21 0-28 7-31 17l-40 161h-6l-76-147h-2l-30 126c-1 1-1 3-1 7 0 5 5 9 22 9h5l-2 5h-74l1-5h5c22 0 27-8 30-16l35-143c-6-12-17-14-26-14h-5l1-4h56l65 130h2l27-109c1-2 1-4 1-7 0-5-5-10-22-10h-5l1-4z">
          <text:p/>
        </draw:path>
        <draw:path draw:style-name="gr3" draw:text-style-name="P3" draw:layer="layout" svg:width="6.671cm" svg:height="8.707cm" svg:x="2.863cm" svg:y="1.075cm" svg:viewBox="0 0 6672 8708" svg:d="M5372 8708h-205v-20h205zM6636 10l26 26 10 35v8567l-10 34-26 25-35 11h-836v-20h834l27-8 18-18 7-28v-8560l-7-28-18-17-27-8h-6526l-27 8-18 17-7 28v21h-21v-24l10-35 25-26 34-10h6532z">
          <text:p/>
        </draw:path>
        <draw:polygon draw:style-name="gr3" draw:text-style-name="P3" draw:layer="layout" svg:width="0.009cm" svg:height="0.02cm" svg:x="8.02cm" svg:y="9.762cm" svg:viewBox="0 0 10 21" draw:points="10,21 0,21 0,0 10,0">
          <text:p/>
        </draw:polygon>
        <draw:polygon draw:style-name="gr3" draw:text-style-name="P3" draw:layer="layout" svg:width="0.094cm" svg:height="0.144cm" svg:x="2.826cm" svg:y="1.181cm" svg:viewBox="0 0 95 145" draw:points="48,145 0,0 95,0">
          <text:p/>
        </draw:polygon>
        <draw:path draw:style-name="gr3" draw:text-style-name="P3" draw:layer="layout" svg:width="0.122cm" svg:height="0.188cm" svg:x="2.813cm" svg:y="1.17cm" svg:viewBox="0 0 123 189" svg:d="M62 189l-62-189h123zM28 21l34 102 32-102z">
          <text:p/>
        </draw:path>
        <draw:polygon draw:style-name="gr6" draw:text-style-name="P5" draw:layer="layout" svg:width="0.186cm" svg:height="0.177cm" svg:x="8.237cm" svg:y="9.648cm" svg:viewBox="0 0 187 178" draw:points="109,109 109,138 109,168 137,172 137,175 137,178 55,178 55,175 55,172 83,168 83,139 83,109 20,10 0,8 0,4 0,0 76,0 76,4 76,8 51,10 103,94 152,10 129,8 129,4 129,0 187,0 187,4 187,8 168,10">
          <text:p/>
        </draw:polygon>
        <draw:path draw:style-name="gr6" draw:text-style-name="P5" draw:layer="layout" svg:width="0.1cm" svg:height="0.131cm" svg:x="8.413cm" svg:y="9.698cm" svg:viewBox="0 0 101 132" svg:d="M53 0c38 0 50 25 48 66h-77c-6 46 29 61 72 48v4 4c-9 6-25 10-39 10-42 0-57-25-57-67-1-41 17-65 53-65zM78 55c9-43-43-61-52-18-2 5-2 12-2 18z">
          <text:p/>
        </draw:path>
        <draw:path draw:style-name="gr6" draw:text-style-name="P5" draw:layer="layout" svg:width="0.084cm" svg:height="0.13cm" svg:x="8.534cm" svg:y="9.698cm" svg:viewBox="0 0 85 131" svg:d="M20 30c6 36 65 18 65 63 0 43-52 43-85 32v-16-15c15 0 6 23 24 24 26 14 58-20 31-38-20-14-55-10-55-45 0-38 44-39 76-31v14 13c-14 1-6-19-21-19-16-5-38-1-35 18z">
          <text:p/>
        </draw:path>
        <draw:path draw:style-name="gr3" draw:text-style-name="P3" draw:layer="layout" svg:width="0.134cm" svg:height="0.169cm" svg:x="0.968cm" svg:y="1.162cm" svg:viewBox="0 0 135 170" svg:d="M121 123l5 5c-19 24-43 42-75 42-37 0-51-29-51-59 0-52 46-111 98-111 19 0 37 10 37 29 0 14-6 26-21 26-9 0-14-8-14-14 0-10 12-15 12-22 0-5-5-7-14-7-43 0-66 66-66 96 0 33 19 42 35 42 23 0 40-13 54-27z">
          <text:p/>
        </draw:path>
        <draw:path draw:style-name="gr3" draw:text-style-name="P3" draw:layer="layout" svg:width="0.086cm" svg:height="0.253cm" svg:x="1.125cm" svg:y="1.077cm" svg:viewBox="0 0 87 254" svg:d="M87 0l-56 222c0 0 0 1 0 4 0 2 2 4 5 4 8 0 20-14 24-20l6 5c-13 14-30 39-52 39-11 0-14-9-14-18 0-6 1-11 2-14l49-192c1-4 1-8 1-8 0-5-3-9-12-9-3 0-7 0-10 2l-1-7z">
          <text:p/>
        </draw:path>
        <draw:path draw:style-name="gr3" draw:text-style-name="P3" draw:layer="layout" svg:width="0.18cm" svg:height="0.254cm" svg:x="1.244cm" svg:y="1.077cm" svg:viewBox="0 0 181 255" svg:d="M181 90l-2 5c-24 3-36 9-50 21l-40 35 25 57c5 13 10 22 19 22 11 0 19-16 29-27l5 4c-5 8-23 48-48 48-17 0-25-21-29-30l-24-55-21 19-17 61h-28l55-220c1-3 1-5 1-8 0-5-3-9-12-9-4 0-7 0-9 2l-2-5 59-10-42 171 63-56c4-3 8-8 8-13 0-4-6-7-11-7h-4l1-5z">
          <text:p/>
        </draw:path>
        <draw:path draw:style-name="gr10" draw:text-style-name="P6" draw:layer="layout" svg:width="2.77cm" svg:height="1.991cm" svg:x="3.469cm" svg:y="3.028cm" svg:viewBox="0 0 2771 1992" svg:d="M0 61c0-33 28-61 62-61h2648c33 0 61 28 61 61v1870c0 33-28 61-61 61h-2648c-34 0-62-28-62-61z">
          <text:p/>
        </draw:path>
        <draw:path draw:style-name="gr9" draw:text-style-name="P2" draw:layer="layout" svg:width="2.77cm" svg:height="1.991cm" svg:x="3.469cm" svg:y="3.028cm" svg:viewBox="0 0 2771 1992" svg:d="M0 61c0-33 28-61 62-61h2648c33 0 61 28 61 61v1870c0 33-28 61-61 61h-2648c-34 0-62-28-62-61z">
          <text:p/>
        </draw:path>
        <draw:path draw:style-name="gr3" draw:text-style-name="P3" draw:layer="layout" svg:width="0.134cm" svg:height="0.177cm" svg:x="4.089cm" svg:y="3.19cm" svg:viewBox="0 0 135 178" svg:d="M49 98v35 35l30 3v4 3h-76v-3-4l21-3v-79-79l-24-3v-4-3h135v21 22h-9l-5-29c-21-3-48-2-72-2v37 37h52l4-21h9v27 27h-9l-4-21z">
          <text:p/>
        </draw:path>
        <draw:polygon draw:style-name="gr3" draw:text-style-name="P3" draw:layer="layout" svg:width="0.064cm" svg:height="0.188cm" svg:x="4.238cm" svg:y="3.179cm" svg:viewBox="0 0 65 189" draw:points="44,180 65,184 65,186 65,189 0,189 0,186 0,184 22,180 22,94 22,9 0,6 0,3 0,0 44,0 44,90">
          <text:p/>
        </draw:polygon>
        <draw:path draw:style-name="gr3" draw:text-style-name="P3" draw:layer="layout" svg:width="0.115cm" svg:height="0.131cm" svg:x="4.319cm" svg:y="3.24cm" svg:viewBox="0 0 116 132" svg:d="M57 0c40 0 59 24 59 65 0 42-19 67-60 67-38 0-56-26-56-67 0-40 18-65 57-65zM56 121c30 0 36-27 36-56 0-28-6-54-36-54-29 1-33 26-33 54 0 30 5 55 33 56z">
          <text:p/>
        </draw:path>
        <draw:path draw:style-name="gr3" draw:text-style-name="P3" draw:layer="layout" svg:width="0.108cm" svg:height="0.129cm" svg:x="4.453cm" svg:y="3.24cm" svg:viewBox="0 0 109 130" svg:d="M15 4c32-7 78-10 78 30v42 43c6 2 18-1 15 9h-34l-2-13c-18 23-78 23-71-21-2-39 34-39 70-40 3-27-4-52-32-42-4 1-9 3-13 5-2 5 0 17-11 15v-14zM22 93c0 31 32 25 49 17v-23-23c-25 1-49-1-49 29z">
          <text:p/>
        </draw:path>
        <draw:path draw:style-name="gr3" draw:text-style-name="P3" draw:layer="layout" svg:width="0.07cm" svg:height="0.156cm" svg:x="4.567cm" svg:y="3.214cm" svg:viewBox="0 0 71 157" svg:d="M38 125c-1 19 18 20 33 16v4 5c-20 12-55 12-55-22v-44-43h-16c-2-11 10-8 16-11l14-30h8v15 15h29v5 6h-29v42z">
          <text:p/>
        </draw:path>
        <draw:path draw:style-name="gr3" draw:text-style-name="P3" draw:layer="layout" svg:width="0.201cm" svg:height="0.127cm" svg:x="4.713cm" svg:y="3.24cm" svg:viewBox="0 0 202 128" svg:d="M90 39c3-28-32-25-52-19v50 49l19 3v3 3h-57c-2-10 10-7 16-9v-53-54c-6-2-18 1-16-9h37l1 10c16-11 58-23 69 1 24-16 79-27 79 23v41 41c6 2 18-1 15 9h-56v-3-3l19-3v-40-40c2-30-34-24-55-19 6 29 1 68 2 99l20 3v3 3h-59v-3-3l18-3v-40z">
          <text:p/>
        </draw:path>
        <draw:path draw:style-name="gr3" draw:text-style-name="P3" draw:layer="layout" svg:width="0.128cm" svg:height="0.126cm" svg:x="4.922cm" svg:y="3.243cm" svg:viewBox="0 0 129 127" svg:d="M91 115c-27 16-74 22-74-24v-41-41c-6-2-19 1-17-9h39v44 45c-2 28 32 24 52 19v-50-49l-19-3v-3-3h41v58 58c6 1 19-2 16 9h-36z">
          <text:p/>
        </draw:path>
        <draw:polygon draw:style-name="gr3" draw:text-style-name="P3" draw:layer="layout" svg:width="0.064cm" svg:height="0.188cm" svg:x="5.06cm" svg:y="3.179cm" svg:viewBox="0 0 65 189" draw:points="45,180 65,184 65,186 65,189 0,189 0,186 0,184 21,180 21,94 21,9 0,6 0,3 0,0 45,0 45,90">
          <text:p/>
        </draw:polygon>
        <draw:path draw:style-name="gr3" draw:text-style-name="P3" draw:layer="layout" svg:width="0.071cm" svg:height="0.156cm" svg:x="5.133cm" svg:y="3.214cm" svg:viewBox="0 0 72 157" svg:d="M38 125c-1 19 18 20 34 16v4 5c-21 12-56 12-56-22v-44-43h-16c-1-11 11-8 16-11l14-30h8v15 15h30v5 6h-30v42z">
          <text:p/>
        </draw:path>
        <draw:path draw:style-name="gr3" draw:text-style-name="P3" draw:layer="layout" svg:width="0.064cm" svg:height="0.179cm" svg:x="5.212cm" svg:y="3.188cm" svg:viewBox="0 0 65 180" svg:d="M30 29c-18 0-20-30 0-29 10 0 14 5 15 15-1 7-6 14-15 14zM44 171l21 4v2 3h-65v-3-2l21-4v-54-53l-18-3v-3-3h41v58z">
          <text:p/>
        </draw:path>
        <draw:path draw:style-name="gr3" draw:text-style-name="P3" draw:layer="layout" svg:width="0.12cm" svg:height="0.186cm" svg:x="5.286cm" svg:y="3.24cm" svg:viewBox="0 0 121 187" svg:d="M121 65c3 51-34 77-84 64l1 48 22 3v4 3h-60v-3-4l16-3v-81-83c-6-2-17 0-15-9h35l1 7c8-7 19-11 34-11 36 1 49 27 50 65zM38 119c40 11 63-10 59-54 6-41-25-61-59-46v50z">
          <text:p/>
        </draw:path>
        <draw:polygon draw:style-name="gr3" draw:text-style-name="P3" draw:layer="layout" svg:width="0.064cm" svg:height="0.188cm" svg:x="5.422cm" svg:y="3.179cm" svg:viewBox="0 0 65 189" draw:points="44,180 65,184 65,186 65,189 0,189 0,186 0,184 21,180 21,94 21,9 0,6 0,3 0,0 44,0 44,90">
          <text:p/>
        </draw:polygon>
        <draw:path draw:style-name="gr3" draw:text-style-name="P3" draw:layer="layout" svg:width="0.132cm" svg:height="0.183cm" svg:x="5.495cm" svg:y="3.243cm" svg:viewBox="0 0 133 184" svg:d="M119 8l-57 145c-8 22-27 37-58 29v-14-14c13-1 4 19 22 16 22-3 28-24 35-44l-48-117c-5-2-16 0-12-9h57v3 3l-19 3 34 88 32-88-19-3v-3-3h47v3 3z">
          <text:p/>
        </draw:path>
        <draw:path draw:style-name="gr3" draw:text-style-name="P3" draw:layer="layout" svg:width="0.163cm" svg:height="0.218cm" svg:x="4.151cm" svg:y="3.982cm" svg:viewBox="0 0 164 219" svg:d="M85 46l10 83c21-29 33-50 42-65 7-13 9-20 9-26 0-8-19-10-19-24 0-8 7-14 17-14 12 0 20 8 20 21 0 28-56 112-72 131-25 32-47 67-71 67-13 0-21-12-21-20 0-11 10-14 15-14 15 0 15 10 20 10s26-21 35-36l-13-109c-2-17-5-37-24-37-5 0-10 1-14 1v-6l52-8c9 11 11 21 14 46z">
          <text:p/>
        </draw:path>
        <draw:path draw:style-name="gr3" draw:text-style-name="P3" draw:layer="layout" svg:width="0.095cm" svg:height="0.199cm" svg:x="4.31cm" svg:y="4.036cm" svg:viewBox="0 0 96 200" svg:d="M96 12c0 7-5 11-11 11-7 0-12-4-12-11 0-6 5-12 12-12 6 0 11 6 11 12zM91 43l-26 107c-5 21-20 50-46 50-14 0-19-9-19-16 0-5 3-13 12-13 5 0 9 4 9 10 0 3-4 4-4 8 0 1 2 2 2 2 12 0 20-18 26-41l23-92c0-2-2-5-8-5-2 0-5 1-6 1l-1-4z">
          <text:p/>
        </draw:path>
        <draw:path draw:style-name="gr3" draw:text-style-name="P3" draw:layer="layout" svg:width="0.206cm" svg:height="0.093cm" svg:x="4.559cm" svg:y="4cm" svg:viewBox="0 0 207 94" svg:d="M207 24h-207v-24h207zM207 94h-207v-23h207z">
          <text:p/>
        </draw:path>
        <draw:path draw:style-name="gr3" draw:text-style-name="P3" draw:layer="layout" svg:width="0.152cm" svg:height="0.237cm" svg:x="4.895cm" svg:y="3.903cm" svg:viewBox="0 0 153 238" svg:d="M149 196l4 4c-9 13-27 38-46 38-6 0-15-4-15-15 0-4 2-9 23-93 1-3 3-10 3-16s-3-13-9-13c-12 0-36 31-47 47-12 19-22 36-23 43l-11 43h-28l53-210c0-2 1-3 1-3 0-6-4-9-11-9-3 0-7 0-10 1l-1-5 57-8-39 145h1c18-20 45-66 76-66 14 0 21 12 21 24 0 9-4 16-4 23l-21 81c0 2-1 2-1 4s1 5 5 5c7 0 17-12 22-20z">
          <text:p/>
        </draw:path>
        <draw:path draw:style-name="gr3" draw:text-style-name="P3" draw:layer="layout" svg:width="0.095cm" svg:height="0.199cm" svg:x="5.055cm" svg:y="4.036cm" svg:viewBox="0 0 96 200" svg:d="M96 12c0 7-6 11-12 11-7 0-12-4-12-11 0-6 5-12 12-12 6 0 12 6 12 12zM91 43l-28 107c-5 21-19 50-46 50-13 0-17-9-17-16 0-5 2-13 11-13 5 0 8 4 8 10 0 3-3 4-3 8 0 1 1 2 2 2 12 0 19-18 26-41l22-92c0-2-2-5-8-5-2 0-4 1-6 1l-1-4z">
          <text:p/>
        </draw:path>
        <draw:path draw:style-name="gr3" draw:text-style-name="P3" draw:layer="layout" svg:width="0.236cm" svg:height="0.163cm" svg:x="5.215cm" svg:y="3.975cm" svg:viewBox="0 0 237 164" svg:d="M161 3l-28 102c-2 7-4 16-4 25 0 13 6 20 21 20 37 0 56-40 68-70 3-8 5-18 5-27 0-25-21-23-21-38 0-12 9-14 19-14 14 0 16 17 16 29 0 51-37 134-97 134-23 0-39-10-39-34 0-15 4-30 9-44-16 31-44 78-82 78-20 0-28-12-28-30 0-11 4-22 6-34l17-61c1-4 1-8 1-11 0-8-13-8-18-8v-5c18-3 36-8 54-15l1 1-28 108c0 5-3 16-3 25s1 16 9 16c20 0 46-40 53-52 20-28 29-56 40-95z">
          <text:p/>
        </draw:path>
        <draw:path draw:style-name="gr3" draw:text-style-name="P3" draw:layer="layout" svg:width="0.095cm" svg:height="0.199cm" svg:x="5.456cm" svg:y="4.036cm" svg:viewBox="0 0 96 200" svg:d="M96 12c0 7-5 11-11 11-7 0-12-4-12-11 0-6 5-12 12-12 6 0 11 6 11 12zM91 43l-26 107c-5 21-20 50-46 50-14 0-19-9-19-16 0-5 3-13 12-13 4 0 9 4 9 10 0 3-5 4-5 8 0 1 1 2 3 2 12 0 20-18 26-41l23-92c0-2-3-5-8-5-2 0-5 1-6 1l-1-4z">
          <text:p/>
        </draw:path>
        <draw:polyline draw:style-name="gr7" draw:text-style-name="P2" draw:layer="layout" svg:width="0cm" svg:height="0.611cm" svg:x="2.449cm" svg:y="2.215cm" svg:viewBox="0 0 0 612" draw:points="0,0 0,395 0,612">
          <text:p/>
        </draw:polyline>
        <draw:polygon draw:style-name="gr3" draw:text-style-name="P3" draw:layer="layout" svg:width="0.02cm" svg:height="0.01cm" svg:x="2.438cm" svg:y="2.205cm" svg:viewBox="0 0 21 11" draw:points="21,11 0,11 0,0 21,0">
          <text:p/>
        </draw:polygon>
        <draw:polygon draw:style-name="gr8" draw:text-style-name="P3" draw:layer="layout" svg:width="0.095cm" svg:height="0.145cm" svg:x="2.402cm" svg:y="2.838cm" svg:viewBox="0 0 96 146" draw:points="48,146 0,0 96,0">
          <text:p/>
        </draw:polygon>
        <draw:line draw:style-name="gr7" draw:text-style-name="P2" draw:layer="layout" svg:x1="7.262cm" svg:y1="9.251cm" svg:x2="7.262cm" svg:y2="9.322cm">
          <text:p/>
        </draw:line>
        <draw:polygon draw:style-name="gr3" draw:text-style-name="P3" draw:layer="layout" svg:width="0.02cm" svg:height="0.011cm" svg:x="7.251cm" svg:y="9.241cm" svg:viewBox="0 0 21 12" draw:points="21,12 0,12 0,0 21,0">
          <text:p/>
        </draw:polygon>
        <draw:polygon draw:style-name="gr8" draw:text-style-name="P3" draw:layer="layout" svg:width="0.095cm" svg:height="0.145cm" svg:x="7.214cm" svg:y="9.333cm" svg:viewBox="0 0 96 146" draw:points="48,146 0,0 96,0">
          <text:p/>
        </draw:polygon>
        <draw:path draw:style-name="gr3" draw:text-style-name="P3" draw:layer="layout" svg:width="0.021cm" svg:height="0.515cm" svg:x="7.26cm" svg:y="10.055cm" svg:viewBox="0 0 22 516" svg:d="M21 516h-21l2-52h20zM22 0v138h-20v-138z">
          <text:p/>
        </draw:path>
        <draw:polygon draw:style-name="gr3" draw:text-style-name="P3" draw:layer="layout" svg:width="0.02cm" svg:height="0.011cm" svg:x="7.262cm" svg:y="10.044cm" svg:viewBox="0 0 21 12" draw:points="21,3 21,12 0,12 0,0">
          <text:p/>
        </draw:polygon>
        <draw:polygon draw:style-name="gr3" draw:text-style-name="P3" draw:layer="layout" svg:width="0.094cm" svg:height="0.144cm" svg:x="7.224cm" svg:y="10.58cm" svg:viewBox="0 0 95 145" draw:points="95,0 48,145 0,0">
          <text:p/>
        </draw:polygon>
        <draw:path draw:style-name="gr3" draw:text-style-name="P3" draw:layer="layout" svg:width="0.123cm" svg:height="0.188cm" svg:x="7.21cm" svg:y="10.569cm" svg:viewBox="0 0 124 189" svg:d="M124 0l-62 189-62-189zM62 123l33-102h-66z">
          <text:p/>
        </draw:path>
        <draw:polygon draw:style-name="gr6" draw:text-style-name="P5" draw:layer="layout" svg:width="0.182cm" svg:height="0.177cm" svg:x="7.112cm" svg:y="10.232cm" svg:viewBox="0 0 183 178" draw:points="146,10 122,7 122,4 122,0 183,0 183,4 183,7 160,10 160,95 160,178 147,178 37,18 37,93 37,168 61,172 61,175 61,178 0,178 0,175 0,172 23,168 23,89 23,10 0,7 0,4 0,0 54,0 146,133 146,72">
          <text:p/>
        </draw:polygon>
        <draw:path draw:style-name="gr6" draw:text-style-name="P5" draw:layer="layout" svg:width="0.115cm" svg:height="0.131cm" svg:x="7.311cm" svg:y="10.281cm" svg:viewBox="0 0 116 132" svg:d="M57 0c41 0 59 24 59 67 0 40-18 65-60 65-38 0-56-25-56-65 0-42 18-67 57-67zM56 121c31 0 36-26 36-54 0-30-5-56-36-56-29 1-33 26-33 56 0 29 5 54 33 54z">
          <text:p/>
        </draw:path>
        <draw:path draw:style-name="gr4" draw:text-style-name="P4" draw:layer="layout" svg:width="0.203cm" svg:height="1.662cm" svg:x="8.749cm" svg:y="8.675cm" svg:viewBox="0 0 204 1663" svg:d="M102 0c33 0 59 26 59 58v1494c0 17 13 30 29 30s19 8 8 19l-50 45c-24 23-66 23-92 0l-49-45c-12-11-9-19 7-19 17 0 29-13 29-30v-1494c0-32 27-58 59-58z">
          <text:p/>
        </draw:path>
        <draw:path draw:style-name="gr5" draw:text-style-name="P2" draw:layer="layout" svg:width="0.203cm" svg:height="1.662cm" svg:x="8.749cm" svg:y="8.675cm" svg:viewBox="0 0 204 1663" svg:d="M102 0c33 0 59 26 59 58v1494c0 17 13 30 29 30s19 8 8 19l-50 45c-24 23-66 23-92 0l-49-45c-12-11-9-19 7-19 17 0 29-13 29-30v-1494c0-32 27-58 59-58z">
          <text:p/>
        </draw:path>
        <draw:polygon draw:style-name="gr4" draw:text-style-name="P4" draw:layer="layout" svg:width="2.64cm" svg:height="0.52cm" svg:x="7.736cm" svg:y="10.361cm" svg:viewBox="0 0 2641 521" draw:points="0,0 2641,0 2641,521 0,521">
          <text:p/>
        </draw:polygon>
        <draw:path draw:style-name="gr3" draw:text-style-name="P3" draw:layer="layout" svg:width="0.264cm" svg:height="0.337cm" svg:x="7.755cm" svg:y="10.463cm" svg:viewBox="0 0 265 338" svg:d="M265 239l-17 99h-248l130-169-122-169h248v82h-9c-8-44-20-61-65-61h-106l97 130-111 144h136c38 0 50-22 57-56z">
          <text:p/>
        </draw:path>
        <draw:path draw:style-name="gr3" draw:text-style-name="P3" draw:layer="layout" svg:width="0.202cm" svg:height="0.152cm" svg:x="8.047cm" svg:y="10.399cm" svg:viewBox="0 0 203 153" svg:d="M203 0v4h-5c-18 0-23 6-25 16l-34 133h-5l-65-122h-2l-25 104c0 2 0 4 0 8 0 3 3 8 18 8h4l-2 2h-62l1-2h4c19 0 24-7 26-16l29-118c-5-11-15-13-21-13h-5l1-4h47l55 110h2l23-90c0-3 1-5 1-7 0-5-4-9-19-9h-5l2-4z">
          <text:p/>
        </draw:path>
        <draw:polygon draw:style-name="gr3" draw:text-style-name="P3" draw:layer="layout" svg:width="0.13cm" svg:height="0.015cm" svg:x="8.265cm" svg:y="10.486cm" svg:viewBox="0 0 131 16" draw:points="131,16 0,16 0,0 131,0">
          <text:p/>
        </draw:polygon>
        <draw:path draw:style-name="gr3" draw:text-style-name="P3" draw:layer="layout" svg:width="0.066cm" svg:height="0.158cm" svg:x="8.435cm" svg:y="10.394cm" svg:viewBox="0 0 67 159" svg:d="M67 159h-64v-3c17-1 22-6 22-20v-105c0-7-2-11-7-11-2 0-6 1-10 2l-8 3v-3l42-22 3 1v140c0 11 5 15 22 15z">
          <text:p/>
        </draw:path>
        <draw:path draw:style-name="gr3" draw:text-style-name="P3" draw:layer="layout" svg:width="0.091cm" svg:height="0.188cm" svg:x="8.035cm" svg:y="10.668cm" svg:viewBox="0 0 92 189" svg:d="M92 12c0 5-5 10-12 10s-11-5-11-10c0-6 4-12 11-12s12 6 12 12zM87 41l-27 101c-5 20-17 47-43 47-12 0-17-8-17-15 0-5 3-12 12-12 3 0 8 4 8 9 0 4-5 4-5 8 0 1 2 2 2 2 12 0 20-17 25-39l22-87c0-2-2-5-8-5-1 0-5 1-6 1l-1-3z">
          <text:p/>
        </draw:path>
        <draw:path draw:style-name="gr3" draw:text-style-name="P3" draw:layer="layout" svg:width="0.137cm" svg:height="0.061cm" svg:x="8.141cm" svg:y="10.723cm" svg:viewBox="0 0 138 62" svg:d="M138 15h-138v-15h138zM138 62h-138v-14h138z">
          <text:p/>
        </draw:path>
        <draw:path draw:style-name="gr3" draw:text-style-name="P3" draw:layer="layout" svg:width="0.106cm" svg:height="0.162cm" svg:x="8.296cm" svg:y="10.654cm" svg:viewBox="0 0 107 163" svg:d="M107 82c0 39-16 81-54 81-40 0-53-45-53-83 0-41 16-80 55-80 30 0 52 34 52 82zM84 83c0-49-11-77-31-77s-31 28-31 76c0 46 11 75 31 75s31-29 31-74z">
          <text:p/>
        </draw:path>
        <draw:path draw:style-name="gr3" draw:text-style-name="P3" draw:layer="layout" svg:width="0.144cm" svg:height="0.224cm" svg:x="8.631cm" svg:y="10.493cm" svg:viewBox="0 0 145 225" svg:d="M141 186l4 5c-9 11-26 34-44 34-7 0-14-3-14-13 0-4 0-9 22-89 0-2 2-11 2-14 0-8-2-13-8-13-12 0-34 29-44 44-12 17-22 35-22 41l-12 41h-25l49-200c2 0 2-1 2-2 0-5-3-8-11-8-3 0-7 0-9 0l-1-4 53-8-36 138h1c18-19 41-64 73-64 13 0 18 13 18 24 0 7-2 14-4 21l-19 77c0 2 0 2 0 4s0 4 3 4c7 0 17-11 22-18z">
          <text:p/>
        </draw:path>
        <draw:path draw:style-name="gr3" draw:text-style-name="P3" draw:layer="layout" svg:width="0.121cm" svg:height="0.143cm" svg:x="8.792cm" svg:y="10.664cm" svg:viewBox="0 0 122 144" svg:d="M122 0l-21 80c0 4-1 7-1 9s1 3 3 3c7 0 12-6 14-11l4 1c-4 10-20 25-30 25-8 0-11-3-11-10 0-6 3-21 8-40-23 35-35 45-46 45-3 0-9-2-9-6-9 34-11 42-16 48h-17c3-5 7-13 10-28l30-116h18l-16 71c-2 2-2 3-2 6 0 6 4 10 13 10 12 0 43-50 47-70l3-17z">
          <text:p/>
        </draw:path>
        <draw:path draw:style-name="gr3" draw:text-style-name="P3" draw:layer="layout" svg:width="0.084cm" svg:height="0.281cm" svg:x="8.969cm" svg:y="10.49cm" svg:viewBox="0 0 85 282" svg:d="M85 277l-3 5c-53-29-82-85-82-141 0-62 29-110 82-141l3 5c-46 39-56 70-56 135 0 61 10 99 56 137z">
          <text:p/>
        </draw:path>
        <draw:path draw:style-name="gr3" draw:text-style-name="P3" draw:layer="layout" svg:width="0.128cm" svg:height="0.265cm" svg:x="9.059cm" svg:y="10.51cm" svg:viewBox="0 0 129 266" svg:d="M129 17c0 7-8 15-17 15s-15-8-15-15c0-9 6-17 15-17s17 8 17 17zM121 57l-36 141c-7 29-26 68-62 68-17 0-23-10-23-19s4-18 15-18c6 0 11 5 11 12 0 6-5 7-5 12 0 1 2 3 3 3 16 0 27-26 35-58l31-119c0-5-5-8-12-8-2 0-5 1-8 2l-1-6z">
          <text:p/>
        </draw:path>
        <draw:path draw:style-name="gr3" draw:text-style-name="P3" draw:layer="layout" svg:width="0.084cm" svg:height="0.281cm" svg:x="9.203cm" svg:y="10.49cm" svg:viewBox="0 0 85 282" svg:d="M0 5l3-5c52 30 82 85 82 142 0 62-30 109-82 140l-3-5c48-38 56-70 56-134 0-61-8-101-56-138z">
          <text:p/>
        </draw:path>
        <draw:path draw:style-name="gr3" draw:text-style-name="P3" draw:layer="layout" svg:width="0.344cm" svg:height="0.221cm" svg:x="9.323cm" svg:y="10.498cm" svg:viewBox="0 0 345 222" svg:d="M345 0l-1 5c-22 1-36 15-45 26l-144 191h-11v-147h-3l-98 147h-10v-189c0-18-11-28-30-28h-3l1-5h96l-1 5h-4c-12 0-24 0-24 25v123h1l75-108v-21c0-11-7-19-27-19h-3l2-5h95l-2 5h-5c-21 0-24 12-24 25v130h2l91-123c7-7 14-17 14-24 0-5-4-8-17-8h-6l1-5z">
          <text:p/>
        </draw:path>
        <draw:path draw:style-name="gr3" draw:text-style-name="P3" draw:layer="layout" svg:width="0.084cm" svg:height="0.281cm" svg:x="9.684cm" svg:y="10.49cm" svg:viewBox="0 0 85 282" svg:d="M85 277l-4 5c-53-29-81-85-81-141 0-62 28-110 82-141l3 5c-46 39-57 70-57 135 0 61 11 99 57 137z">
          <text:p/>
        </draw:path>
        <draw:path draw:style-name="gr3" draw:text-style-name="P3" draw:layer="layout" svg:width="0.112cm" svg:height="0.15cm" svg:x="9.795cm" svg:y="10.567cm" svg:viewBox="0 0 113 151" svg:d="M113 0l-8 49h-5c0-21-12-39-32-39-8 0-16 5-16 20 0 18 44 47 44 79 0 20-16 42-44 42-11 0-33-7-37-7-3 0-6 2-10 7h-5l8-51h5c0 20 13 43 35 43 19 0 23-17 23-30 0-28-43-44-43-76 0-26 20-37 38-37 14 0 22 7 32 7 3 0 7-3 10-7z">
          <text:p/>
        </draw:path>
        <draw:path draw:style-name="gr3" draw:text-style-name="P3" draw:layer="layout" svg:width="0.057cm" svg:height="0.135cm" svg:x="9.933cm" svg:y="10.631cm" svg:viewBox="0 0 58 136" svg:d="M58 30l-2 10h-17l-18 75c0 1-1 2-1 2 0 2 1 2 4 2 0 0 5 0 14-10l3 1c-6 7-17 26-31 26-7 0-10-6-10-12 0-3 1-7 1-9l20-75h-18l1-7c18-3 32-13 42-33h3l-8 30z">
          <text:p/>
        </draw:path>
        <draw:polygon draw:style-name="gr3" draw:text-style-name="P3" draw:layer="layout" svg:width="0.021cm" svg:height="0.29cm" svg:x="10.072cm" svg:y="10.486cm" svg:viewBox="0 0 22 291" draw:points="22,291 0,291 0,0 22,0">
          <text:p/>
        </draw:polygon>
        <draw:path draw:style-name="gr3" draw:text-style-name="P3" draw:layer="layout" svg:width="0.128cm" svg:height="0.265cm" svg:x="10.13cm" svg:y="10.51cm" svg:viewBox="0 0 129 266" svg:d="M129 17c0 7-7 15-15 15-10 0-16-8-16-15 0-9 6-17 16-17 8 0 15 8 15 17zM123 57l-36 141c-8 29-27 68-63 68-17 0-24-10-24-19s4-18 17-18c5 0 11 5 11 12 0 6-6 7-6 12 0 1 2 3 4 3 15 0 26-26 34-58l31-119c0-5-4-8-11-8-4 0-6 1-9 2l-2-6z">
          <text:p/>
        </draw:path>
        <draw:path draw:style-name="gr3" draw:text-style-name="P3" draw:layer="layout" svg:width="0.084cm" svg:height="0.281cm" svg:x="10.275cm" svg:y="10.49cm" svg:viewBox="0 0 85 282" svg:d="M0 5l4-5c51 30 81 85 81 142 0 62-30 109-82 140l-3-5c48-38 56-70 56-134 0-61-8-101-56-138z">
          <text:p/>
        </draw:path>
        <draw:path draw:style-name="gr6" draw:text-style-name="P5" draw:layer="layout" svg:width="0.178cm" svg:height="0.179cm" svg:x="6.986cm" svg:y="10.867cm" svg:viewBox="0 0 179 180" svg:d="M50 166c66 9 101-14 101-78 0-59-39-80-101-76v77zM179 89c0 94-81 95-179 89v-3-4l24-3v-79-78l-24-3v-4-4h82c62 0 97 26 97 89z">
          <text:p/>
        </draw:path>
        <draw:path draw:style-name="gr6" draw:text-style-name="P5" draw:layer="layout" svg:width="0.114cm" svg:height="0.131cm" svg:x="7.185cm" svg:y="10.917cm" svg:viewBox="0 0 115 132" svg:d="M57 0c40 0 58 24 58 66 0 41-18 66-59 66-38 0-56-26-56-66 0-41 18-66 57-66zM56 121c31 0 36-26 36-55 0-30-5-56-36-56-29 1-33 26-33 56s5 55 33 55z">
          <text:p/>
        </draw:path>
        <draw:path draw:style-name="gr6" draw:text-style-name="P5" draw:layer="layout" svg:width="0.127cm" svg:height="0.127cm" svg:x="7.316cm" svg:y="10.919cm" svg:viewBox="0 0 128 128" svg:d="M89 38c3-28-32-26-52-20v51 50l18 2v4 3h-55c-2-10 10-7 16-9v-53-54c-6-3-18 0-16-9h36l1 9c24-17 75-21 75 23v42 42c5 2 17-1 15 9h-55v-3-4l17-2v-41z">
          <text:p/>
        </draw:path>
        <draw:path draw:style-name="gr6" draw:text-style-name="P5" draw:layer="layout" svg:width="0.1cm" svg:height="0.131cm" svg:x="7.457cm" svg:y="10.917cm" svg:viewBox="0 0 101 132" svg:d="M53 0c38 0 50 25 48 66h-77c-5 46 29 60 72 48v3 4c-9 6-25 11-39 11-42 0-57-25-57-67-1-41 17-65 53-65zM78 56c9-44-43-63-52-19 0 5-2 11-2 19z">
          <text:p/>
        </draw:path>
        <draw:path draw:style-name="gr4" draw:text-style-name="P4" draw:layer="layout" svg:width="0.203cm" svg:height="0.677cm" svg:x="4.239cm" svg:y="0.844cm" svg:viewBox="0 0 204 678" svg:d="M102 0c32 0 59 26 59 58v510c0 16 13 29 28 29 17 0 20 8 9 19l-50 44c-25 24-66 24-92 0l-48-44c-13-11-10-19 7-19 16 0 28-13 28-29v-510c0-32 27-58 59-58z">
          <text:p/>
        </draw:path>
        <draw:path draw:style-name="gr5" draw:text-style-name="P2" draw:layer="layout" svg:width="0.203cm" svg:height="0.677cm" svg:x="4.239cm" svg:y="0.844cm" svg:viewBox="0 0 204 678" svg:d="M102 0c32 0 59 26 59 58v510c0 16 13 29 28 29 17 0 20 8 9 19l-50 44c-25 24-66 24-92 0l-48-44c-13-11-10-19 7-19 16 0 28-13 28-29v-510c0-32 27-58 59-58z">
          <text:p/>
        </draw:path>
        <draw:path draw:style-name="gr4" draw:text-style-name="P4" draw:layer="layout" svg:width="0.203cm" svg:height="0.677cm" svg:x="3.774cm" svg:y="0.844cm" svg:viewBox="0 0 204 678" svg:d="M103 0c31 0 57 26 57 58v510c0 16 14 29 29 29 17 0 20 8 8 19l-49 44c-25 24-66 24-92 0l-48-44c-13-11-9-19 7-19s29-13 29-29v-510c0-32 26-58 59-58z">
          <text:p/>
        </draw:path>
        <draw:path draw:style-name="gr5" draw:text-style-name="P2" draw:layer="layout" svg:width="0.203cm" svg:height="0.677cm" svg:x="3.774cm" svg:y="0.844cm" svg:viewBox="0 0 204 678" svg:d="M103 0c31 0 57 26 57 58v510c0 16 14 29 29 29 17 0 20 8 8 19l-49 44c-25 24-66 24-92 0l-48-44c-13-11-9-19 7-19s29-13 29-29v-510c0-32 26-58 59-58z">
          <text:p/>
        </draw:path>
        <draw:line draw:style-name="gr2" draw:text-style-name="P2" draw:layer="layout" svg:x1="0.759cm" svg:y1="5.454cm" svg:x2="0.759cm" svg:y2="1.391cm">
          <text:p/>
        </draw:line>
        <draw:line draw:style-name="gr2" draw:text-style-name="P2" draw:layer="layout" svg:x1="0.606cm" svg:y1="5.449cm" svg:x2="0.912cm" svg:y2="5.449cm">
          <text:p/>
        </draw:line>
        <draw:line draw:style-name="gr2" draw:text-style-name="P2" draw:layer="layout" svg:x1="0.912cm" svg:y1="1.396cm" svg:x2="0.606cm" svg:y2="1.396cm">
          <text:p/>
        </draw:line>
        <draw:polygon draw:style-name="gr6" draw:text-style-name="P5" draw:layer="layout" svg:width="0.07cm" svg:height="0.177cm" svg:x="0.083cm" svg:y="3.3cm" svg:viewBox="0 0 71 178" draw:points="49,168 71,172 71,175 71,178 0,178 0,175 0,172 22,168 22,90 22,10 0,8 0,4 0,0 71,0 71,4 71,8 49,10 49,90">
          <text:p/>
        </draw:polygon>
        <draw:polygon draw:style-name="gr6" draw:text-style-name="P5" draw:layer="layout" svg:width="0.07cm" svg:height="0.177cm" svg:x="0.173cm" svg:y="3.3cm" svg:viewBox="0 0 71 178" draw:points="49,168 71,172 71,175 71,178 0,178 0,175 0,172 23,168 23,90 23,10 0,8 0,4 0,0 71,0 71,4 71,8 49,10 49,90">
          <text:p/>
        </draw:polygon>
        <draw:path draw:style-name="gr6" draw:text-style-name="P5" draw:layer="layout" svg:width="0.126cm" svg:height="0.068cm" svg:x="0.266cm" svg:y="3.353cm" svg:viewBox="0 0 127 69" svg:d="M127 56v6 7h-127v-7-6zM127 0v7 8h-127v-8-7z">
          <text:p/>
        </draw:path>
        <draw:polygon draw:style-name="gr6" draw:text-style-name="P5" draw:layer="layout" svg:width="0.095cm" svg:height="0.179cm" svg:x="0.429cm" svg:y="3.299cm" svg:viewBox="0 0 96 180" draw:points="60,169 96,173 96,177 96,180 0,180 0,177 0,173 37,169 37,97 37,24 0,37 0,33 0,29 53,0 60,0 60,85">
          <text:p/>
        </draw:polygon>
        <draw:path draw:style-name="gr6" draw:text-style-name="P5" draw:layer="layout" svg:width="0.115cm" svg:height="0.183cm" svg:x="0.552cm" svg:y="3.297cm" svg:viewBox="0 0 116 184" svg:d="M57 0c46 0 59 40 59 91 0 52-11 93-60 93-43 0-56-41-56-93 0-51 13-91 57-91zM56 174c35-5 35-44 35-83 0-38 0-76-35-80-34 3-32 43-32 80 0 38-2 79 32 83z">
          <text:p/>
        </draw:path>
        <draw:path draw:style-name="gr11" draw:text-style-name="P2" draw:layer="layout" svg:width="2.385cm" svg:height="0.44cm" svg:x="0.014cm" svg:y="0.639cm" svg:viewBox="0 0 2386 441" svg:d="M0 62c0-34 27-62 61-62h2264c35 0 61 28 61 62v317c0 35-26 62-61 62h-2264c-34 0-61-27-61-62z">
          <text:p/>
        </draw:path>
        <draw:path draw:style-name="gr3" draw:text-style-name="P3" draw:layer="layout" svg:width="0.069cm" svg:height="0.246cm" svg:x="0.087cm" svg:y="0.741cm" svg:viewBox="0 0 70 247" svg:d="M70 11c-40 21-47 72-44 134 2 43 16 75 44 91v5 6c-77-21-95-174-31-227 9-8 19-14 31-20v5z">
          <text:p/>
        </draw:path>
        <draw:path draw:style-name="gr3" draw:text-style-name="P3" draw:layer="layout" svg:width="0.108cm" svg:height="0.129cm" svg:x="0.174cm" svg:y="0.802cm" svg:viewBox="0 0 109 130" svg:d="M15 5c31-8 77-11 77 29v43 42c6 3 19-1 17 9h-35l-3-13c-18 23-79 23-70-22-2-38 34-38 69-39 3-27-4-52-31-42-5 2-10 3-13 5-3 5 0 17-11 15v-14zM23 93c0 31 30 25 47 16v-22-23c-26 1-47 0-47 29z">
          <text:p/>
        </draw:path>
        <draw:path draw:style-name="gr3" draw:text-style-name="P3" draw:layer="layout" svg:width="0.069cm" svg:height="0.246cm" svg:x="0.294cm" svg:y="0.741cm" svg:viewBox="0 0 70 247" svg:d="M0 0c76 21 96 175 31 226-9 8-19 15-31 21v-6-5c33-19 44-59 44-113 0-53-10-93-44-112v-6z">
          <text:p/>
        </draw:path>
        <draw:polygon draw:style-name="gr3" draw:text-style-name="P3" draw:layer="layout" svg:width="0.071cm" svg:height="0.177cm" svg:x="0.452cm" svg:y="0.751cm" svg:viewBox="0 0 72 178" draw:points="49,168 72,172 72,175 72,178 0,178 0,175 0,172 24,168 24,90 24,10 0,8 0,4 0,0 72,0 72,4 72,8 49,10 49,90">
          <text:p/>
        </draw:polygon>
        <draw:path draw:style-name="gr3" draw:text-style-name="P3" draw:layer="layout" svg:width="0.126cm" svg:height="0.126cm" svg:x="0.538cm" svg:y="0.802cm" svg:viewBox="0 0 127 127" svg:d="M89 38c3-28-31-26-51-20v51 49l17 3v4 2h-55c-2-9 10-6 15-9v-53-53c-5-3-17 0-15-10h36l2 10c23-17 73-21 73 23v42 41c6 3 18 0 16 9h-55v-2-4l17-3v-40z">
          <text:p/>
        </draw:path>
        <draw:path draw:style-name="gr3" draw:text-style-name="P3" draw:layer="layout" svg:width="0.064cm" svg:height="0.179cm" svg:x="0.674cm" svg:y="0.75cm" svg:viewBox="0 0 65 180" svg:d="M30 28c-18 0-19-29 0-28 9 0 13 5 15 14-1 9-6 14-15 14zM43 171l22 3v3 3h-65v-3-3l21-3v-53-54l-18-3v-3-3h40v58z">
          <text:p/>
        </draw:path>
        <draw:path draw:style-name="gr3" draw:text-style-name="P3" draw:layer="layout" svg:width="0.071cm" svg:height="0.155cm" svg:x="0.747cm" svg:y="0.776cm" svg:viewBox="0 0 72 156" svg:d="M38 125c-1 19 18 19 34 15v4 5c-21 12-56 12-56-22v-44-43h-16c-2-10 11-8 16-12l14-28h8v14 14h29v6 6h-29v42z">
          <text:p/>
        </draw:path>
        <draw:path draw:style-name="gr3" draw:text-style-name="P3" draw:layer="layout" svg:width="0.064cm" svg:height="0.179cm" svg:x="0.825cm" svg:y="0.75cm" svg:viewBox="0 0 65 180" svg:d="M30 28c-18 0-19-29 0-28 10 0 14 5 16 14-1 9-7 14-16 14zM44 171l21 3v3 3h-65v-3-3l21-3v-53-54l-18-3v-3-3h41v58z">
          <text:p/>
        </draw:path>
        <draw:path draw:style-name="gr3" draw:text-style-name="P3" draw:layer="layout" svg:width="0.108cm" svg:height="0.129cm" svg:x="0.904cm" svg:y="0.802cm" svg:viewBox="0 0 109 130" svg:d="M15 5c31-8 77-11 77 29v43 42c6 3 18-1 17 9h-34l-4-13c-17 23-78 23-70-22-2-38 34-38 70-39 3-27-4-52-32-42-4 2-9 3-12 5-3 5 0 17-12 15v-14zM23 93c0 31 31 25 48 16v-22-23c-26 1-48 0-48 29z">
          <text:p/>
        </draw:path>
        <draw:path draw:style-name="gr3" draw:text-style-name="P3" draw:layer="layout" svg:width="0.071cm" svg:height="0.155cm" svg:x="1.017cm" svg:y="0.776cm" svg:viewBox="0 0 72 156" svg:d="M39 125c-1 19 18 19 33 15v4 5c-21 12-55 12-55-22v-44-43h-17c-1-10 11-8 17-12l13-28h9v14 14h29v6 6h-29v42z">
          <text:p/>
        </draw:path>
        <draw:path draw:style-name="gr3" draw:text-style-name="P3" draw:layer="layout" svg:width="0.064cm" svg:height="0.179cm" svg:x="1.096cm" svg:y="0.75cm" svg:viewBox="0 0 65 180" svg:d="M30 28c-18 0-19-29 0-28 10 0 14 5 16 14-1 9-7 14-16 14zM44 171l21 3v3 3h-65v-3-3l21-3v-53-54l-18-3v-3-3h41v58z">
          <text:p/>
        </draw:path>
        <draw:path draw:style-name="gr3" draw:text-style-name="P3" draw:layer="layout" svg:width="0.115cm" svg:height="0.131cm" svg:x="1.176cm" svg:y="0.801cm" svg:viewBox="0 0 116 132" svg:d="M58 0c40 0 58 24 58 65 0 42-18 67-59 67-39 0-57-26-57-67s18-65 58-65zM57 121c30 0 35-26 35-56 0-29-5-55-35-55-30 1-33 26-33 55 0 31 4 56 33 56z">
          <text:p/>
        </draw:path>
        <draw:path draw:style-name="gr3" draw:text-style-name="P3" draw:layer="layout" svg:width="0.126cm" svg:height="0.126cm" svg:x="1.307cm" svg:y="0.802cm" svg:viewBox="0 0 127 127" svg:d="M89 38c3-28-31-26-51-20v51 49l17 3v4 2h-55c-2-9 10-6 15-9v-53-53c-5-3-17 0-15-10h36l2 10c23-17 74-21 74 23v42 41c5 3 17 0 15 9h-55v-2-4l17-3v-40z">
          <text:p/>
        </draw:path>
        <draw:polygon draw:style-name="gr3" draw:text-style-name="P3" draw:layer="layout" svg:width="0.071cm" svg:height="0.177cm" svg:x="1.514cm" svg:y="0.751cm" svg:viewBox="0 0 72 178" draw:points="49,168 72,172 72,175 72,178 0,178 0,175 0,172 24,168 24,90 24,10 0,8 0,4 0,0 72,0 72,4 72,8 49,10 49,90">
          <text:p/>
        </draw:polygon>
        <draw:path draw:style-name="gr3" draw:text-style-name="P3" draw:layer="layout" svg:width="0.127cm" svg:height="0.126cm" svg:x="1.6cm" svg:y="0.802cm" svg:viewBox="0 0 128 127" svg:d="M89 38c3-28-31-26-52-20v51 49l18 3v4 2h-55c-2-9 10-6 16-9v-53-53c-6-3-18 0-16-10h36l1 10c24-17 74-21 74 23v42 41c7 3 18 0 16 9h-55v-2-4l17-3v-40z">
          <text:p/>
        </draw:path>
        <draw:path draw:style-name="gr3" draw:text-style-name="P3" draw:layer="layout" svg:width="0.071cm" svg:height="0.155cm" svg:x="1.733cm" svg:y="0.776cm" svg:viewBox="0 0 72 156" svg:d="M39 125c-1 19 18 19 33 15v4 5c-21 12-55 12-55-22v-44-43h-17c-1-10 12-8 17-12l13-28h9v14 14h29v6 6h-29v42z">
          <text:p/>
        </draw:path>
        <draw:path draw:style-name="gr3" draw:text-style-name="P3" draw:layer="layout" svg:width="0.1cm" svg:height="0.131cm" svg:x="1.817cm" svg:y="0.801cm" svg:viewBox="0 0 101 132" svg:d="M53 0c38 0 50 24 48 65h-77c-6 46 29 61 72 49v3 4c-9 6-25 11-39 11-42 0-57-25-57-67-1-41 17-65 53-65zM78 55c9-43-43-62-52-18-1 5-2 11-2 18z">
          <text:p/>
        </draw:path>
        <draw:path draw:style-name="gr3" draw:text-style-name="P3" draw:layer="layout" svg:width="0.083cm" svg:height="0.127cm" svg:x="1.931cm" svg:y="0.801cm" svg:viewBox="0 0 84 128" svg:d="M38 19c12-8 27-18 46-19v17 16c-14 2-7-22-30-12l-16 5v47 46l22 4v3 2h-60v-2-3l16-4v-53-53c-6-3-18 1-16-10h37z">
          <text:p/>
        </draw:path>
        <draw:path draw:style-name="gr3" draw:text-style-name="P3" draw:layer="layout" svg:width="0.136cm" svg:height="0.127cm" svg:x="2.016cm" svg:y="0.804cm" svg:viewBox="0 0 137 128" svg:d="M125 8l-51 120h-10l-51-118c-5-3-15 0-13-10h59v3 3l-20 4 36 87 36-87-21-4v-3-3h47v3 3z">
          <text:p/>
        </draw:path>
        <draw:path draw:style-name="gr3" draw:text-style-name="P3" draw:layer="layout" svg:width="0.108cm" svg:height="0.129cm" svg:x="2.161cm" svg:y="0.802cm" svg:viewBox="0 0 109 130" svg:d="M15 5c31-8 77-11 77 29v43 42c7 3 19-1 17 9h-34l-4-13c-18 23-78 23-70-22-2-38 34-38 70-39 3-27-4-52-32-42-5 2-9 3-13 5-3 5 0 17-11 15v-14zM23 93c0 31 30 25 48 16v-22-23c-27 1-48 0-48 29z">
          <text:p/>
        </draw:path>
        <draw:polygon draw:style-name="gr3" draw:text-style-name="P3" draw:layer="layout" svg:width="0.064cm" svg:height="0.188cm" svg:x="2.277cm" svg:y="0.741cm" svg:viewBox="0 0 65 189" draw:points="44,180 65,183 65,186 65,189 0,189 0,186 0,183 21,180 21,94 21,9 0,6 0,3 0,0 44,0 44,89">
          <text:p/>
        </draw:polygon>
        <draw:path draw:style-name="gr11" draw:text-style-name="P2" draw:layer="layout" svg:width="2.265cm" svg:height="0.346cm" svg:x="0.982cm" svg:y="10.361cm" svg:viewBox="0 0 2266 347" svg:d="M0 61c0-33 28-61 61-61h2144c34 0 61 28 61 61v225c0 34-27 61-61 61h-2144c-33 0-61-27-61-61z">
          <text:p/>
        </draw:path>
        <draw:path draw:style-name="gr3" draw:text-style-name="P3" draw:layer="layout" svg:width="0.069cm" svg:height="0.247cm" svg:x="1.055cm" svg:y="10.44cm" svg:viewBox="0 0 70 248" svg:d="M70 12c-39 21-47 71-44 134 2 43 16 74 44 90v6 6c-77-21-95-174-31-227 9-8 19-15 31-21v6z">
          <text:p/>
        </draw:path>
        <draw:path draw:style-name="gr3" draw:text-style-name="P3" draw:layer="layout" svg:width="0.125cm" svg:height="0.192cm" svg:x="1.132cm" svg:y="10.44cm" svg:viewBox="0 0 126 193" svg:d="M40 179c44 9 62-11 62-55 0-39-26-59-62-44v50zM67 193c-19 0-36-5-49-11v-86-87l-18-3v-3-3h40l-1 72c37-25 87-3 87 52 0 43-17 69-59 69z">
          <text:p/>
        </draw:path>
        <draw:path draw:style-name="gr3" draw:text-style-name="P3" draw:layer="layout" svg:width="0.069cm" svg:height="0.247cm" svg:x="1.277cm" svg:y="10.44cm" svg:viewBox="0 0 70 248" svg:d="M0 0c77 21 95 175 30 227-9 7-18 14-30 21v-6-6c33-18 44-59 44-112s-10-94-44-112v-6z">
          <text:p/>
        </draw:path>
        <draw:polygon draw:style-name="gr3" draw:text-style-name="P3" draw:layer="layout" svg:width="0.071cm" svg:height="0.177cm" svg:x="1.435cm" svg:y="10.451cm" svg:viewBox="0 0 72 178" draw:points="49,168 72,171 72,175 72,178 0,178 0,175 0,171 24,168 24,89 24,10 0,7 0,3 0,0 72,0 72,3 72,7 49,10 49,89">
          <text:p/>
        </draw:polygon>
        <draw:path draw:style-name="gr3" draw:text-style-name="P3" draw:layer="layout" svg:width="0.07cm" svg:height="0.156cm" svg:x="1.518cm" svg:y="10.476cm" svg:viewBox="0 0 71 157" svg:d="M38 125c-1 19 19 20 33 16v4 5c-20 12-55 11-55-22v-44-44h-16c-2-10 11-7 16-11l14-29h8v15 14h29v6 5h-29v43z">
          <text:p/>
        </draw:path>
        <draw:path draw:style-name="gr3" draw:text-style-name="P3" draw:layer="layout" svg:width="0.1cm" svg:height="0.131cm" svg:x="1.602cm" svg:y="10.501cm" svg:viewBox="0 0 101 132" svg:d="M53 0c38 0 50 25 48 65h-77c-6 47 29 61 72 49v3 4c-9 7-25 11-39 11-42 0-57-25-57-67-1-41 17-65 53-65zM78 55c9-43-43-61-52-18-1 5-2 11-2 18z">
          <text:p/>
        </draw:path>
        <draw:path draw:style-name="gr3" draw:text-style-name="P3" draw:layer="layout" svg:width="0.083cm" svg:height="0.128cm" svg:x="1.716cm" svg:y="10.501cm" svg:viewBox="0 0 84 129" svg:d="M38 19c12-7 27-18 46-19v17 17c-15 1-6-22-31-13l-15 5v47 47l22 3v3 3h-60v-3-3l16-3v-54-53c-6-2-18 1-16-9h36z">
          <text:p/>
        </draw:path>
        <draw:path draw:style-name="gr3" draw:text-style-name="P3" draw:layer="layout" svg:width="0.108cm" svg:height="0.129cm" svg:x="1.81cm" svg:y="10.501cm" svg:viewBox="0 0 109 130" svg:d="M15 4c31-7 77-10 77 30v43 42c6 2 18-1 17 9h-35l-3-13c-18 23-78 23-70-21-2-38 34-38 69-39 3-28-4-53-32-43-5 1-9 3-12 5-3 5 0 17-11 15v-14zM23 93c0 31 30 25 47 17v-23-22c-26 0-47-1-47 28z">
          <text:p/>
        </draw:path>
        <draw:path draw:style-name="gr3" draw:text-style-name="P3" draw:layer="layout" svg:width="0.071cm" svg:height="0.156cm" svg:x="1.924cm" svg:y="10.476cm" svg:viewBox="0 0 72 157" svg:d="M39 125c-1 19 18 20 33 16v4 5c-21 12-56 11-56-22v-44-44h-16c-1-10 10-7 16-11l14-29h9v15 14h28v6 5h-28v43z">
          <text:p/>
        </draw:path>
        <draw:path draw:style-name="gr3" draw:text-style-name="P3" draw:layer="layout" svg:width="0.064cm" svg:height="0.179cm" svg:x="2.002cm" svg:y="10.449cm" svg:viewBox="0 0 65 180" svg:d="M30 29c-17 0-18-30 0-29 10 0 14 5 16 15-1 7-7 14-16 14zM44 171l21 4v2 3h-65v-3-2l22-4v-53-53l-19-3v-4-3h41v59z">
          <text:p/>
        </draw:path>
        <draw:path draw:style-name="gr3" draw:text-style-name="P3" draw:layer="layout" svg:width="0.115cm" svg:height="0.131cm" svg:x="2.083cm" svg:y="10.501cm" svg:viewBox="0 0 116 132" svg:d="M58 0c39 0 58 24 58 65 0 42-19 67-59 67-39 0-57-25-57-67 0-40 18-65 58-65zM57 121c30 0 35-26 35-56 0-28-5-54-35-54-30 1-34 26-34 54 0 31 5 56 34 56z">
          <text:p/>
        </draw:path>
        <draw:path draw:style-name="gr3" draw:text-style-name="P3" draw:layer="layout" svg:width="0.126cm" svg:height="0.127cm" svg:x="2.214cm" svg:y="10.502cm" svg:viewBox="0 0 127 128" svg:d="M89 38c3-28-31-26-51-19v49 51l17 3v3 3h-55c-2-10 11-7 16-9v-54-53c-5-2-18 0-16-9h36l2 9c23-17 73-22 73 24v41 42c6 2 18-1 16 9h-55v-3-3l17-3v-41z">
          <text:p/>
        </draw:path>
        <draw:polygon draw:style-name="gr3" draw:text-style-name="P3" draw:layer="layout" svg:width="0.064cm" svg:height="0.188cm" svg:x="2.416cm" svg:y="10.44cm" svg:viewBox="0 0 65 189" draw:points="44,180 65,184 65,186 65,189 0,189 0,186 0,184 22,180 22,95 22,9 0,6 0,3 0,0 44,0 44,91">
          <text:p/>
        </draw:polygon>
        <draw:path draw:style-name="gr3" draw:text-style-name="P3" draw:layer="layout" svg:width="0.108cm" svg:height="0.129cm" svg:x="2.495cm" svg:y="10.501cm" svg:viewBox="0 0 109 130" svg:d="M15 4c32-7 78-10 78 30v43 42c6 2 18-1 15 9h-33l-3-13c-18 23-78 23-71-21-2-38 34-38 70-39 3-28-4-53-33-43-4 1-9 3-12 5-2 5 0 17-11 15v-14zM23 93c0 31 31 25 48 17v-23-22c-25 0-48-1-48 28z">
          <text:p/>
        </draw:path>
        <draw:path draw:style-name="gr3" draw:text-style-name="P3" draw:layer="layout" svg:width="0.07cm" svg:height="0.156cm" svg:x="2.61cm" svg:y="10.476cm" svg:viewBox="0 0 71 157" svg:d="M38 125c-1 19 19 20 33 16v4 5c-19 12-55 11-55-22v-44-44h-16c-2-10 10-7 16-11l14-29h8v15 14h29v6 5h-29v43z">
          <text:p/>
        </draw:path>
        <draw:path draw:style-name="gr3" draw:text-style-name="P3" draw:layer="layout" svg:width="0.101cm" svg:height="0.131cm" svg:x="2.692cm" svg:y="10.501cm" svg:viewBox="0 0 102 132" svg:d="M53 0c38 0 50 25 48 65h-77c-6 47 29 61 73 49v3 4c-10 7-25 11-41 11-41 0-56-25-56-67-1-41 17-65 53-65zM78 55c9-43-43-61-52-18-1 5-2 11-2 18z">
          <text:p/>
        </draw:path>
        <draw:path draw:style-name="gr3" draw:text-style-name="P3" draw:layer="layout" svg:width="0.126cm" svg:height="0.127cm" svg:x="2.808cm" svg:y="10.502cm" svg:viewBox="0 0 127 128" svg:d="M89 38c3-28-31-26-52-19v49 51l18 3v3 3h-55c-2-10 10-7 16-9v-54-53c-6-2-18 0-16-9h36l1 9c24-17 75-22 75 24v41 42c5 2 17-1 15 9h-54v-3-3l16-3v-41z">
          <text:p/>
        </draw:path>
        <draw:path draw:style-name="gr3" draw:text-style-name="P3" draw:layer="layout" svg:width="0.102cm" svg:height="0.131cm" svg:x="2.949cm" svg:y="10.501cm" svg:viewBox="0 0 103 132" svg:d="M23 65c0 49 40 61 80 48 0 19-23 19-42 19-43 0-61-24-61-67 0-57 47-74 100-61v18 17h-8c-4-11-3-23-18-26-35-8-51 16-51 52z">
          <text:p/>
        </draw:path>
        <draw:path draw:style-name="gr3" draw:text-style-name="P3" draw:layer="layout" svg:width="0.132cm" svg:height="0.183cm" svg:x="3.06cm" svg:y="10.505cm" svg:viewBox="0 0 133 184" svg:d="M120 8l-58 145c-8 22-28 37-58 29v-14-13c13-2 4 18 21 16 23-3 29-25 36-45l-48-117c-5-2-15 0-13-9h59v3 3l-20 3 35 89 32-89-20-3v-3-3h47v3 3z">
          <text:p/>
        </draw:path>
        <draw:path draw:style-name="gr11" draw:text-style-name="P2" draw:layer="layout" svg:width="2.56cm" svg:height="0.754cm" svg:x="6.258cm" svg:y="2.86cm" svg:viewBox="0 0 2561 755" svg:d="M0 61c0-33 28-61 62-61h2438c33 0 61 28 61 61v632c0 34-28 62-61 62h-2438c-34 0-62-28-62-62z">
          <text:p/>
        </draw:path>
        <draw:path draw:style-name="gr3" draw:text-style-name="P3" draw:layer="layout" svg:width="0.069cm" svg:height="0.247cm" svg:x="6.456cm" svg:y="3.103cm" svg:viewBox="0 0 70 248" svg:d="M70 12c-40 21-47 71-44 134 2 43 16 74 44 90v6 6c-77-21-95-174-31-227 9-8 19-15 31-21v6z">
          <text:p/>
        </draw:path>
        <draw:path draw:style-name="gr3" draw:text-style-name="P3" draw:layer="layout" svg:width="0.102cm" svg:height="0.131cm" svg:x="6.544cm" svg:y="3.163cm" svg:viewBox="0 0 103 132" svg:d="M24 65c0 49 40 61 79 48 0 19-23 19-42 19-42 0-61-24-61-67 0-57 48-74 100-61v18 17h-8c-3-11-3-23-17-26-36-8-51 16-51 52z">
          <text:p/>
        </draw:path>
        <draw:path draw:style-name="gr3" draw:text-style-name="P3" draw:layer="layout" svg:width="0.069cm" svg:height="0.247cm" svg:x="6.663cm" svg:y="3.103cm" svg:viewBox="0 0 70 248" svg:d="M0 0c77 22 95 175 30 227-9 7-18 14-30 21v-6-6c33-19 44-59 44-112s-10-93-44-112v-6z">
          <text:p/>
        </draw:path>
        <draw:path draw:style-name="gr3" draw:text-style-name="P3" draw:layer="layout" svg:width="0.133cm" svg:height="0.178cm" svg:x="6.819cm" svg:y="3.113cm" svg:viewBox="0 0 134 179" svg:d="M49 98c36 2 58-9 58-44s-22-44-58-42v43zM134 54c-1 45-36 59-85 56v29 30l28 3v4 3h-74v-3-4l21-3v-79-79l-24-3v-4-4c62 1 135-10 134 54z">
          <text:p/>
        </draw:path>
        <draw:path draw:style-name="gr3" draw:text-style-name="P3" draw:layer="layout" svg:width="0.108cm" svg:height="0.129cm" svg:x="6.972cm" svg:y="3.164cm" svg:viewBox="0 0 109 130" svg:d="M15 4c31-7 77-10 77 30v43 42c6 2 19-1 17 9h-35l-3-13c-18 23-78 23-70-21-2-38 34-38 69-39 3-28-4-53-31-43-5 1-9 3-13 5-3 5 0 17-11 16v-15zM23 93c0 31 30 25 47 17v-23-22c-26 0-47-1-47 28z">
          <text:p/>
        </draw:path>
        <draw:path draw:style-name="gr3" draw:text-style-name="P3" draw:layer="layout" svg:width="0.064cm" svg:height="0.179cm" svg:x="7.088cm" svg:y="3.112cm" svg:viewBox="0 0 65 180" svg:d="M30 29c-17 0-18-30 0-29 10 0 14 5 16 14-2 8-7 15-16 15zM44 171l21 4v2 3h-65v-3-2l22-4v-53-53l-19-3v-3-3h41v58z">
          <text:p/>
        </draw:path>
        <draw:path draw:style-name="gr3" draw:text-style-name="P3" draw:layer="layout" svg:width="0.083cm" svg:height="0.128cm" svg:x="7.163cm" svg:y="3.163cm" svg:viewBox="0 0 84 129" svg:d="M38 19c12-7 27-18 46-19v17 17c-14 1-6-22-30-13l-16 5v47 46l22 4v3 3h-60v-3-3l16-4v-53-53c-5-2-18 1-16-9h37z">
          <text:p/>
        </draw:path>
        <draw:path draw:style-name="gr3" draw:text-style-name="P3" draw:layer="layout" svg:width="0.195cm" svg:height="0.127cm" svg:x="7.248cm" svg:y="3.167cm" svg:viewBox="0 0 196 128" svg:d="M182 8l-41 120h-11l-31-82-30 82h-10l-43-119c-6-2-18 1-16-9h61v3 3l-22 3 31 85 30-82h11l30 82 28-85-20-3v-3-3h47v3 3z">
          <text:p/>
        </draw:path>
        <draw:path draw:style-name="gr3" draw:text-style-name="P3" draw:layer="layout" svg:width="0.064cm" svg:height="0.179cm" svg:x="7.449cm" svg:y="3.112cm" svg:viewBox="0 0 65 180" svg:d="M30 29c-18 0-19-30 0-29 10 0 14 5 16 14-2 8-7 15-16 15zM44 171l21 4v2 3h-65v-3-2l21-4v-53-53l-18-3v-3-3h41v58z">
          <text:p/>
        </draw:path>
        <draw:path draw:style-name="gr3" draw:text-style-name="P3" draw:layer="layout" svg:width="0.084cm" svg:height="0.131cm" svg:x="7.53cm" svg:y="3.164cm" svg:viewBox="0 0 85 132" svg:d="M21 30c5 37 64 17 64 64 0 42-52 43-85 31v-15-15c16 0 8 21 24 23 27 14 58-20 31-38-20-13-55-10-55-45 0-37 44-39 76-31v14 13c-14 1-6-19-21-19-16-5-38 0-34 18z">
          <text:p/>
        </draw:path>
        <draw:path draw:style-name="gr3" draw:text-style-name="P3" draw:layer="layout" svg:width="0.101cm" svg:height="0.131cm" svg:x="7.635cm" svg:y="3.163cm" svg:viewBox="0 0 102 132" svg:d="M54 0c37 0 49 25 47 65h-77c-5 47 30 61 73 49v3 4c-10 7-25 11-40 11-42 0-57-25-57-67-1-41 17-65 54-65zM79 55c9-43-43-62-53-18-1 5-2 11-2 18z">
          <text:p/>
        </draw:path>
        <draw:path draw:style-name="gr3" draw:text-style-name="P3" draw:layer="layout" svg:width="0.12cm" svg:height="0.186cm" svg:x="7.816cm" svg:y="3.163cm" svg:viewBox="0 0 121 187" svg:d="M121 64c2 51-34 78-84 65l1 48 22 3v4 3h-60v-3-4l15-3v-82-82c-5-2-16 0-14-9h35l1 7c8-7 19-11 34-11 36 1 49 27 50 64zM38 119c40 11 63-11 59-55 6-40-25-60-59-45v50z">
          <text:p/>
        </draw:path>
        <draw:path draw:style-name="gr3" draw:text-style-name="P3" draw:layer="layout" svg:width="0.083cm" svg:height="0.128cm" svg:x="7.953cm" svg:y="3.163cm" svg:viewBox="0 0 84 129" svg:d="M38 19c12-7 27-18 46-19v17 17c-14 1-6-22-30-13l-16 5v47 46l23 4v3 3h-61v-3-3l16-4v-53-53c-6-2-18 1-16-9h36z">
          <text:p/>
        </draw:path>
        <draw:path draw:style-name="gr3" draw:text-style-name="P3" draw:layer="layout" svg:width="0.115cm" svg:height="0.131cm" svg:x="8.048cm" svg:y="3.163cm" svg:viewBox="0 0 116 132" svg:d="M58 0c39 0 58 24 58 65 0 42-19 67-59 67-38 0-57-25-57-67 0-40 19-65 58-65zM57 121c30 0 35-26 35-56 0-28-5-54-35-54-29 1-33 26-33 54 0 31 4 56 33 56z">
          <text:p/>
        </draw:path>
        <draw:path draw:style-name="gr3" draw:text-style-name="P3" draw:layer="layout" svg:width="0.123cm" svg:height="0.191cm" svg:x="8.183cm" svg:y="3.103cm" svg:viewBox="0 0 124 192" svg:d="M0 128c0-54 35-77 87-64l-1-55-21-3v-3-3h43v91 89c6 2 18-1 16 9h-35l-2-9c-36 27-87 9-87-52zM59 72c-28 1-33 26-34 56 0 29 6 50 34 50 10 0 21-2 27-5v-49-50c-8-1-18-2-27-2z">
          <text:p/>
        </draw:path>
        <draw:path draw:style-name="gr3" draw:text-style-name="P3" draw:layer="layout" svg:width="0.127cm" svg:height="0.126cm" svg:x="8.313cm" svg:y="3.167cm" svg:viewBox="0 0 128 127" svg:d="M90 116c-26 15-74 21-74-25v-41-41c-6-2-18 1-16-9h38v44 46c-2 27 32 24 52 19v-51-49l-18-3v-3-3h41v58 58c5 2 18-1 15 9h-36z">
          <text:p/>
        </draw:path>
        <draw:path draw:style-name="gr3" draw:text-style-name="P3" draw:layer="layout" svg:width="0.102cm" svg:height="0.131cm" svg:x="8.456cm" svg:y="3.163cm" svg:viewBox="0 0 103 132" svg:d="M24 65c0 49 39 61 79 48 0 19-23 19-42 19-43 0-61-24-61-67 0-57 48-74 100-61v18 17h-8c-4-11-3-23-18-26-35-8-50 16-50 52z">
          <text:p/>
        </draw:path>
        <draw:path draw:style-name="gr3" draw:text-style-name="P3" draw:layer="layout" svg:width="0.07cm" svg:height="0.156cm" svg:x="8.568cm" svg:y="3.138cm" svg:viewBox="0 0 71 157" svg:d="M39 125c-1 19 18 20 32 16v4 5c-20 12-55 11-55-22v-44-44h-16c-1-10 10-7 16-11l14-29h9v15 14h28v6 5h-28v43z">
          <text:p/>
        </draw:path>
        <draw:path draw:style-name="gr11" draw:text-style-name="P2" draw:layer="layout" svg:width="2.031cm" svg:height="0.753cm" svg:x="6.461cm" svg:y="4.463cm" svg:viewBox="0 0 2032 754" svg:d="M0 61c0-34 28-61 62-61h1909c33 0 61 27 61 61v632c0 34-28 61-61 61h-1909c-34 0-62-27-62-61z">
          <text:p/>
        </draw:path>
        <draw:path draw:style-name="gr3" draw:text-style-name="P3" draw:layer="layout" svg:width="0.069cm" svg:height="0.246cm" svg:x="6.532cm" svg:y="4.705cm" svg:viewBox="0 0 70 247" svg:d="M70 11c-40 21-48 72-44 135 2 42 16 74 44 90v5 6c-77-21-95-174-31-227 9-7 19-14 31-20v5z">
          <text:p/>
        </draw:path>
        <draw:path draw:style-name="gr3" draw:text-style-name="P3" draw:layer="layout" svg:width="0.123cm" svg:height="0.191cm" svg:x="6.62cm" svg:y="4.705cm" svg:viewBox="0 0 124 192" svg:d="M0 128c0-54 35-76 86-64l-1-55-21-3v-3-3h44v90 90c6 2 18-2 16 9h-36l-2-9c-35 27-86 8-86-52zM58 72c-28 1-33 25-34 56 0 29 7 50 34 50 11 0 21-3 27-5v-50-49c-7 0-18-2-27-2z">
          <text:p/>
        </draw:path>
        <draw:path draw:style-name="gr3" draw:text-style-name="P3" draw:layer="layout" svg:width="0.069cm" svg:height="0.246cm" svg:x="6.755cm" svg:y="4.705cm" svg:viewBox="0 0 70 247" svg:d="M0 0c76 21 96 175 31 226-9 8-19 15-31 21v-6-5c33-19 44-59 44-113 0-53-9-93-44-112v-6z">
          <text:p/>
        </draw:path>
        <draw:path draw:style-name="gr3" draw:text-style-name="P3" draw:layer="layout" svg:width="0.19cm" svg:height="0.179cm" svg:x="6.907cm" svg:y="4.714cm" svg:viewBox="0 0 191 180" svg:d="M59 173v4 3h-59v-3-4l20-4 62-169h25l62 169 22 4v4 3h-74v-3-4l24-4-18-51h-71l-18 51zM87 19l-31 87h62z">
          <text:p/>
        </draw:path>
        <draw:path draw:style-name="gr3" draw:text-style-name="P3" draw:layer="layout" svg:width="0.102cm" svg:height="0.131cm" svg:x="7.11cm" svg:y="4.766cm" svg:viewBox="0 0 103 132" svg:d="M24 65c0 49 40 61 79 48 0 19-23 19-42 19-42 0-61-24-61-67 0-58 48-74 100-61v18 17h-8c-3-11-3-24-17-26-36-8-51 15-51 52z">
          <text:p/>
        </draw:path>
        <draw:path draw:style-name="gr3" draw:text-style-name="P3" draw:layer="layout" svg:width="0.102cm" svg:height="0.131cm" svg:x="7.23cm" svg:y="4.766cm" svg:viewBox="0 0 103 132" svg:d="M24 65c0 49 40 61 79 48 0 19-23 19-42 19-43 0-61-24-61-67 0-58 48-74 100-61v18 17h-8c-3-11-3-24-18-26-35-8-50 15-50 52z">
          <text:p/>
        </draw:path>
        <draw:path draw:style-name="gr3" draw:text-style-name="P3" draw:layer="layout" svg:width="0.127cm" svg:height="0.125cm" svg:x="7.343cm" svg:y="4.769cm" svg:viewBox="0 0 128 126" svg:d="M91 115c-27 16-75 21-75-24v-42-40c-5-3-18 1-16-9h38v44 45c-2 28 32 25 53 20v-51-49l-19-3v-3-3h41v57 59c5 2 18-2 15 9h-36z">
          <text:p/>
        </draw:path>
        <draw:path draw:style-name="gr3" draw:text-style-name="P3" draw:layer="layout" svg:width="0.201cm" svg:height="0.127cm" svg:x="7.481cm" svg:y="4.766cm" svg:viewBox="0 0 202 128" svg:d="M90 39c3-29-33-25-52-20v50 50l18 3v3 3h-56c-2-10 10-7 15-9v-53-54c-5-2-17 1-15-9h36l1 10c17-12 59-23 71 1 23-17 78-27 78 23v41 41c6 2 18-2 16 9h-57v-3-3l19-3v-40-40c2-30-34-24-55-18 6 28 1 66 3 98l19 3v3 3h-59v-3-3l18-3v-40z">
          <text:p/>
        </draw:path>
        <draw:path draw:style-name="gr3" draw:text-style-name="P3" draw:layer="layout" svg:width="0.127cm" svg:height="0.125cm" svg:x="7.69cm" svg:y="4.769cm" svg:viewBox="0 0 128 126" svg:d="M90 115c-26 16-74 21-74-24v-42-40c-6-3-18 1-16-9h38v44 45c-2 28 32 25 52 20v-51-49l-18-3v-3-3h41v57 59c5 2 18-2 15 9h-36z">
          <text:p/>
        </draw:path>
        <draw:polygon draw:style-name="gr3" draw:text-style-name="P3" draw:layer="layout" svg:width="0.064cm" svg:height="0.188cm" svg:x="7.828cm" svg:y="4.705cm" svg:viewBox="0 0 65 189" draw:points="44,180 65,183 65,186 65,189 0,189 0,186 0,183 21,180 21,94 21,9 0,6 0,3 0,0 44,0 44,89">
          <text:p/>
        </draw:polygon>
        <draw:path draw:style-name="gr3" draw:text-style-name="P3" draw:layer="layout" svg:width="0.108cm" svg:height="0.13cm" svg:x="7.907cm" svg:y="4.766cm" svg:viewBox="0 0 109 131" svg:d="M15 5c32-8 77-11 77 29v43 42c7 3 19-1 17 10h-34l-3-13c-18 22-79 22-71-23-2-38 34-38 70-39 3-27-4-52-32-42-4 2-9 3-12 5-4 5 0 17-12 15v-14zM22 92c0 32 32 26 49 17v-23-22c-26 1-49 0-49 28z">
          <text:p/>
        </draw:path>
        <draw:path draw:style-name="gr3" draw:text-style-name="P3" draw:layer="layout" svg:width="0.071cm" svg:height="0.155cm" svg:x="8.021cm" svg:y="4.741cm" svg:viewBox="0 0 72 156" svg:d="M38 125c-1 19 18 19 34 15v4 5c-22 12-56 12-56-22v-43-44h-16c-2-10 11-7 16-10l13-30h9v14 16h28v5 5h-28v43z">
          <text:p/>
        </draw:path>
        <draw:path draw:style-name="gr3" draw:text-style-name="P3" draw:layer="layout" svg:width="0.064cm" svg:height="0.179cm" svg:x="8.1cm" svg:y="4.714cm" svg:viewBox="0 0 65 180" svg:d="M30 28c-17 0-19-29 0-28 10 0 14 5 15 14-1 9-6 14-15 14zM44 171l21 3v3 3h-65v-3-3l22-3v-53-53l-19-4v-3-3h41v58z">
          <text:p/>
        </draw:path>
        <draw:path draw:style-name="gr3" draw:text-style-name="P3" draw:layer="layout" svg:width="0.115cm" svg:height="0.131cm" svg:x="8.179cm" svg:y="4.766cm" svg:viewBox="0 0 116 132" svg:d="M58 0c39 0 58 24 58 66 0 41-19 66-59 66-38 0-57-26-57-66 0-42 19-66 58-66zM57 121c30 0 35-26 35-55 0-30-5-56-35-56-29 1-33 26-33 56s4 55 33 55z">
          <text:p/>
        </draw:path>
        <draw:path draw:style-name="gr3" draw:text-style-name="P3" draw:layer="layout" svg:width="0.126cm" svg:height="0.127cm" svg:x="8.311cm" svg:y="4.767cm" svg:viewBox="0 0 127 128" svg:d="M89 38c2-28-32-25-52-19v50 49l18 3v4 3h-55c-2-11 10-7 16-10v-53-53c-6-2-18 1-16-9h36l1 10c24-18 75-23 75 23v41 41c5 3 17-1 15 10h-55v-3-4l17-3v-40z">
          <text:p/>
        </draw:path>
        <draw:line draw:style-name="gr7" draw:text-style-name="P2" draw:layer="layout" svg:x1="3.321cm" svg:y1="3.21cm" svg:x2="3.311cm" svg:y2="3.21cm">
          <text:p/>
        </draw:line>
        <draw:polygon draw:style-name="gr3" draw:text-style-name="P3" draw:layer="layout" svg:width="0.03cm" svg:height="0.02cm" svg:x="3.291cm" svg:y="3.2cm" svg:viewBox="0 0 31 21" draw:points="31,21 0,21 20,11 0,0 31,0">
          <text:p/>
        </draw:polygon>
        <draw:polygon draw:style-name="gr8" draw:text-style-name="P3" draw:layer="layout" svg:width="0.145cm" svg:height="0.095cm" svg:x="3.275cm" svg:y="3.162cm" svg:viewBox="0 0 146 96" draw:points="146,49 0,96 0,0">
          <text:p/>
        </draw:polygon>
        <draw:frame draw:style-name="gr12" draw:text-style-name="P8" draw:layer="layout" svg:width="0.349cm" svg:height="0.597cm" svg:x="4.028cm" svg:y="1.532cm">
          <draw:text-box>
            <text:p text:style-name="P7"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6.192cm" fo:page-height="17.2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0T01:46:29.825503612</dc:date>
    <meta:editing-duration>PT11M36S</meta:editing-duration>
    <meta:editing-cycles>2</meta:editing-cycles>
    <meta:generator>LibreOffice/6.4.7.2$Linux_X86_64 LibreOffice_project/40$Build-2</meta:generator>
    <meta:document-statistic meta:object-count="380"/>
  </office:meta>
</office:document-meta>
</file>